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27.40</text:p>
          </table:table-cell>
          <table:table-cell office:value-type="string">
            <text:p>27.77</text:p>
          </table:table-cell>
          <table:table-cell office:value-type="string">
            <text:p>28.64</text:p>
          </table:table-cell>
          <table:table-cell office:value-type="string">
            <text:p>28.5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27.45</text:p>
          </table:table-cell>
          <table:table-cell office:value-type="string">
            <text:p>27.83</text:p>
          </table:table-cell>
          <table:table-cell office:value-type="string">
            <text:p>28.74</text:p>
          </table:table-cell>
          <table:table-cell office:value-type="string">
            <text:p>28.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7.48</text:p>
          </table:table-cell>
          <table:table-cell office:value-type="string">
            <text:p>27.89</text:p>
          </table:table-cell>
          <table:table-cell office:value-type="string">
            <text:p>29.01</text:p>
          </table:table-cell>
          <table:table-cell office:value-type="string">
            <text:p>29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27.53</text:p>
          </table:table-cell>
          <table:table-cell office:value-type="string">
            <text:p>28.02</text:p>
          </table:table-cell>
          <table:table-cell office:value-type="string">
            <text:p>29.38</text:p>
          </table:table-cell>
          <table:table-cell office:value-type="string">
            <text:p>29.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27.59</text:p>
          </table:table-cell>
          <table:table-cell office:value-type="string">
            <text:p>28.17</text:p>
          </table:table-cell>
          <table:table-cell office:value-type="string">
            <text:p>29.80</text:p>
          </table:table-cell>
          <table:table-cell office:value-type="string">
            <text:p>29.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27.67</text:p>
          </table:table-cell>
          <table:table-cell office:value-type="string">
            <text:p>28.37</text:p>
          </table:table-cell>
          <table:table-cell office:value-type="string">
            <text:p>30.25</text:p>
          </table:table-cell>
          <table:table-cell office:value-type="string">
            <text:p>30.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27.77</text:p>
          </table:table-cell>
          <table:table-cell office:value-type="string">
            <text:p>28.60</text:p>
          </table:table-cell>
          <table:table-cell office:value-type="string">
            <text:p>30.70</text:p>
          </table:table-cell>
          <table:table-cell office:value-type="string">
            <text:p>30.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27.88</text:p>
          </table:table-cell>
          <table:table-cell office:value-type="string">
            <text:p>28.85</text:p>
          </table:table-cell>
          <table:table-cell office:value-type="string">
            <text:p>31.13</text:p>
          </table:table-cell>
          <table:table-cell office:value-type="string">
            <text:p>31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28.02</text:p>
          </table:table-cell>
          <table:table-cell office:value-type="string">
            <text:p>29.12</text:p>
          </table:table-cell>
          <table:table-cell office:value-type="string">
            <text:p>31.55</text:p>
          </table:table-cell>
          <table:table-cell office:value-type="string">
            <text:p>31.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28.16</text:p>
          </table:table-cell>
          <table:table-cell office:value-type="string">
            <text:p>29.39</text:p>
          </table:table-cell>
          <table:table-cell office:value-type="string">
            <text:p>31.96</text:p>
          </table:table-cell>
          <table:table-cell office:value-type="string">
            <text:p>32.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28.32</text:p>
          </table:table-cell>
          <table:table-cell office:value-type="string">
            <text:p>29.67</text:p>
          </table:table-cell>
          <table:table-cell office:value-type="string">
            <text:p>32.34</text:p>
          </table:table-cell>
          <table:table-cell office:value-type="string">
            <text:p>32.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28.49</text:p>
          </table:table-cell>
          <table:table-cell office:value-type="string">
            <text:p>29.96</text:p>
          </table:table-cell>
          <table:table-cell office:value-type="string">
            <text:p>32.71</text:p>
          </table:table-cell>
          <table:table-cell office:value-type="string">
            <text:p>32.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28.66</text:p>
          </table:table-cell>
          <table:table-cell office:value-type="string">
            <text:p>30.24</text:p>
          </table:table-cell>
          <table:table-cell office:value-type="string">
            <text:p>33.06</text:p>
          </table:table-cell>
          <table:table-cell office:value-type="string">
            <text:p>33.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string">
            <text:p>28.85</text:p>
          </table:table-cell>
          <table:table-cell office:value-type="string">
            <text:p>30.54</text:p>
          </table:table-cell>
          <table:table-cell office:value-type="string">
            <text:p>33.39</text:p>
          </table:table-cell>
          <table:table-cell office:value-type="string">
            <text:p>33.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29.03</text:p>
          </table:table-cell>
          <table:table-cell office:value-type="string">
            <text:p>30.82</text:p>
          </table:table-cell>
          <table:table-cell office:value-type="string">
            <text:p>33.71</text:p>
          </table:table-cell>
          <table:table-cell office:value-type="string">
            <text:p>33.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29.21</text:p>
          </table:table-cell>
          <table:table-cell office:value-type="string">
            <text:p>31.11</text:p>
          </table:table-cell>
          <table:table-cell office:value-type="string">
            <text:p>34.00</text:p>
          </table:table-cell>
          <table:table-cell office:value-type="string">
            <text:p>34.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29.40</text:p>
          </table:table-cell>
          <table:table-cell office:value-type="string">
            <text:p>31.39</text:p>
          </table:table-cell>
          <table:table-cell office:value-type="string">
            <text:p>34.29</text:p>
          </table:table-cell>
          <table:table-cell office:value-type="string">
            <text:p>34.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29.59</text:p>
          </table:table-cell>
          <table:table-cell office:value-type="string">
            <text:p>31.67</text:p>
          </table:table-cell>
          <table:table-cell office:value-type="string">
            <text:p>34.56</text:p>
          </table:table-cell>
          <table:table-cell office:value-type="string">
            <text:p>34.5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29.77</text:p>
          </table:table-cell>
          <table:table-cell office:value-type="string">
            <text:p>31.96</text:p>
          </table:table-cell>
          <table:table-cell office:value-type="string">
            <text:p>34.84</text:p>
          </table:table-cell>
          <table:table-cell office:value-type="string">
            <text:p>34.8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29.96</text:p>
          </table:table-cell>
          <table:table-cell office:value-type="string">
            <text:p>32.24</text:p>
          </table:table-cell>
          <table:table-cell office:value-type="string">
            <text:p>35.09</text:p>
          </table:table-cell>
          <table:table-cell office:value-type="string">
            <text:p>35.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string">
            <text:p>30.16</text:p>
          </table:table-cell>
          <table:table-cell office:value-type="string">
            <text:p>32.51</text:p>
          </table:table-cell>
          <table:table-cell office:value-type="string">
            <text:p>35.34</text:p>
          </table:table-cell>
          <table:table-cell office:value-type="string">
            <text:p>35.3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string">
            <text:p>30.34</text:p>
          </table:table-cell>
          <table:table-cell office:value-type="string">
            <text:p>32.78</text:p>
          </table:table-cell>
          <table:table-cell office:value-type="string">
            <text:p>35.43</text:p>
          </table:table-cell>
          <table:table-cell office:value-type="string">
            <text:p>35.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string">
            <text:p>30.53</text:p>
          </table:table-cell>
          <table:table-cell office:value-type="string">
            <text:p>33.01</text:p>
          </table:table-cell>
          <table:table-cell office:value-type="string">
            <text:p>35.29</text:p>
          </table:table-cell>
          <table:table-cell office:value-type="string">
            <text:p>35.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string">
            <text:p>30.70</text:p>
          </table:table-cell>
          <table:table-cell office:value-type="string">
            <text:p>33.16</text:p>
          </table:table-cell>
          <table:table-cell office:value-type="string">
            <text:p>34.99</text:p>
          </table:table-cell>
          <table:table-cell office:value-type="string">
            <text:p>34.7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string">
            <text:p>30.84</text:p>
          </table:table-cell>
          <table:table-cell office:value-type="string">
            <text:p>33.24</text:p>
          </table:table-cell>
          <table:table-cell office:value-type="string">
            <text:p>34.62</text:p>
          </table:table-cell>
          <table:table-cell office:value-type="string">
            <text:p>34.3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string">
            <text:p>30.95</text:p>
          </table:table-cell>
          <table:table-cell office:value-type="string">
            <text:p>33.26</text:p>
          </table:table-cell>
          <table:table-cell office:value-type="string">
            <text:p>34.22</text:p>
          </table:table-cell>
          <table:table-cell office:value-type="string">
            <text:p>34.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string">
            <text:p>31.03</text:p>
          </table:table-cell>
          <table:table-cell office:value-type="string">
            <text:p>33.25</text:p>
          </table:table-cell>
          <table:table-cell office:value-type="string">
            <text:p>33.81</text:p>
          </table:table-cell>
          <table:table-cell office:value-type="string">
            <text:p>33.6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string">
            <text:p>31.06</text:p>
          </table:table-cell>
          <table:table-cell office:value-type="string">
            <text:p>33.20</text:p>
          </table:table-cell>
          <table:table-cell office:value-type="string">
            <text:p>33.42</text:p>
          </table:table-cell>
          <table:table-cell office:value-type="string">
            <text:p>33.3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string">
            <text:p>31.11</text:p>
          </table:table-cell>
          <table:table-cell office:value-type="string">
            <text:p>33.12</text:p>
          </table:table-cell>
          <table:table-cell office:value-type="string">
            <text:p>33.05</text:p>
          </table:table-cell>
          <table:table-cell office:value-type="string">
            <text:p>33.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31.11</text:p>
          </table:table-cell>
          <table:table-cell office:value-type="string">
            <text:p>33.03</text:p>
          </table:table-cell>
          <table:table-cell office:value-type="string">
            <text:p>32.70</text:p>
          </table:table-cell>
          <table:table-cell office:value-type="string">
            <text:p>32.7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string">
            <text:p>31.09</text:p>
          </table:table-cell>
          <table:table-cell office:value-type="string">
            <text:p>32.93</text:p>
          </table:table-cell>
          <table:table-cell office:value-type="string">
            <text:p>32.38</text:p>
          </table:table-cell>
          <table:table-cell office:value-type="string">
            <text:p>32.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string">
            <text:p>31.07</text:p>
          </table:table-cell>
          <table:table-cell office:value-type="string">
            <text:p>32.81</text:p>
          </table:table-cell>
          <table:table-cell office:value-type="string">
            <text:p>32.08</text:p>
          </table:table-cell>
          <table:table-cell office:value-type="string">
            <text:p>32.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string">
            <text:p>31.03</text:p>
          </table:table-cell>
          <table:table-cell office:value-type="string">
            <text:p>32.69</text:p>
          </table:table-cell>
          <table:table-cell office:value-type="string">
            <text:p>31.80</text:p>
          </table:table-cell>
          <table:table-cell office:value-type="string">
            <text:p>32.0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string">
            <text:p>30.98</text:p>
          </table:table-cell>
          <table:table-cell office:value-type="string">
            <text:p>32.57</text:p>
          </table:table-cell>
          <table:table-cell office:value-type="string">
            <text:p>31.53</text:p>
          </table:table-cell>
          <table:table-cell office:value-type="string">
            <text:p>31.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string">
            <text:p>30.93</text:p>
          </table:table-cell>
          <table:table-cell office:value-type="string">
            <text:p>32.44</text:p>
          </table:table-cell>
          <table:table-cell office:value-type="string">
            <text:p>31.29</text:p>
          </table:table-cell>
          <table:table-cell office:value-type="string">
            <text:p>31.6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string">
            <text:p>30.88</text:p>
          </table:table-cell>
          <table:table-cell office:value-type="string">
            <text:p>32.31</text:p>
          </table:table-cell>
          <table:table-cell office:value-type="string">
            <text:p>31.08</text:p>
          </table:table-cell>
          <table:table-cell office:value-type="string">
            <text:p>31.4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string">
            <text:p>30.81</text:p>
          </table:table-cell>
          <table:table-cell office:value-type="string">
            <text:p>32.18</text:p>
          </table:table-cell>
          <table:table-cell office:value-type="string">
            <text:p>30.88</text:p>
          </table:table-cell>
          <table:table-cell office:value-type="string">
            <text:p>31.3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string">
            <text:p>30.75</text:p>
          </table:table-cell>
          <table:table-cell office:value-type="string">
            <text:p>32.06</text:p>
          </table:table-cell>
          <table:table-cell office:value-type="string">
            <text:p>30.69</text:p>
          </table:table-cell>
          <table:table-cell office:value-type="string">
            <text:p>31.1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string">
            <text:p>30.69</text:p>
          </table:table-cell>
          <table:table-cell office:value-type="string">
            <text:p>31.93</text:p>
          </table:table-cell>
          <table:table-cell office:value-type="string">
            <text:p>30.53</text:p>
          </table:table-cell>
          <table:table-cell office:value-type="string">
            <text:p>31.0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string">
            <text:p>30.62</text:p>
          </table:table-cell>
          <table:table-cell office:value-type="string">
            <text:p>31.80</text:p>
          </table:table-cell>
          <table:table-cell office:value-type="string">
            <text:p>30.38</text:p>
          </table:table-cell>
          <table:table-cell office:value-type="string">
            <text:p>30.9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string">
            <text:p>30.55</text:p>
          </table:table-cell>
          <table:table-cell office:value-type="string">
            <text:p>31.67</text:p>
          </table:table-cell>
          <table:table-cell office:value-type="string">
            <text:p>30.25</text:p>
          </table:table-cell>
          <table:table-cell office:value-type="string">
            <text:p>30.8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string">
            <text:p>30.49</text:p>
          </table:table-cell>
          <table:table-cell office:value-type="string">
            <text:p>31.56</text:p>
          </table:table-cell>
          <table:table-cell office:value-type="string">
            <text:p>30.30</text:p>
          </table:table-cell>
          <table:table-cell office:value-type="string">
            <text:p>30.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 office:value-type="string">
            <text:p>30.43</text:p>
          </table:table-cell>
          <table:table-cell office:value-type="string">
            <text:p>31.49</text:p>
          </table:table-cell>
          <table:table-cell office:value-type="string">
            <text:p>30.56</text:p>
          </table:table-cell>
          <table:table-cell office:value-type="string">
            <text:p>31.3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30.39</text:p>
          </table:table-cell>
          <table:table-cell office:value-type="string">
            <text:p>31.49</text:p>
          </table:table-cell>
          <table:table-cell office:value-type="string">
            <text:p>30.96</text:p>
          </table:table-cell>
          <table:table-cell office:value-type="string">
            <text:p>31.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string">
            <text:p>30.36</text:p>
          </table:table-cell>
          <table:table-cell office:value-type="string">
            <text:p>31.55</text:p>
          </table:table-cell>
          <table:table-cell office:value-type="string">
            <text:p>31.42</text:p>
          </table:table-cell>
          <table:table-cell office:value-type="string">
            <text:p>32.3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string">
            <text:p>30.37</text:p>
          </table:table-cell>
          <table:table-cell office:value-type="string">
            <text:p>31.67</text:p>
          </table:table-cell>
          <table:table-cell office:value-type="string">
            <text:p>31.92</text:p>
          </table:table-cell>
          <table:table-cell office:value-type="string">
            <text:p>32.8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string">
            <text:p>30.41</text:p>
          </table:table-cell>
          <table:table-cell office:value-type="string">
            <text:p>31.83</text:p>
          </table:table-cell>
          <table:table-cell office:value-type="string">
            <text:p>32.42</text:p>
          </table:table-cell>
          <table:table-cell office:value-type="string">
            <text:p>33.3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  <table:table-cell office:value-type="string">
            <text:p>30.48</text:p>
          </table:table-cell>
          <table:table-cell office:value-type="string">
            <text:p>32.01</text:p>
          </table:table-cell>
          <table:table-cell office:value-type="string">
            <text:p>32.91</text:p>
          </table:table-cell>
          <table:table-cell office:value-type="string">
            <text:p>33.7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 office:value-type="string">
            <text:p>30.57</text:p>
          </table:table-cell>
          <table:table-cell office:value-type="string">
            <text:p>32.23</text:p>
          </table:table-cell>
          <table:table-cell office:value-type="string">
            <text:p>33.39</text:p>
          </table:table-cell>
          <table:table-cell office:value-type="string">
            <text:p>34.1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string">
            <text:p>30.68</text:p>
          </table:table-cell>
          <table:table-cell office:value-type="string">
            <text:p>32.45</text:p>
          </table:table-cell>
          <table:table-cell office:value-type="string">
            <text:p>33.84</text:p>
          </table:table-cell>
          <table:table-cell office:value-type="string">
            <text:p>34.6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string">
            <text:p>30.82</text:p>
          </table:table-cell>
          <table:table-cell office:value-type="string">
            <text:p>32.69</text:p>
          </table:table-cell>
          <table:table-cell office:value-type="string">
            <text:p>34.27</text:p>
          </table:table-cell>
          <table:table-cell office:value-type="string">
            <text:p>34.9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2">
            <text:p>102</text:p>
          </table:table-cell>
          <table:table-cell office:value-type="string">
            <text:p>30.95</text:p>
          </table:table-cell>
          <table:table-cell office:value-type="string">
            <text:p>32.94</text:p>
          </table:table-cell>
          <table:table-cell office:value-type="string">
            <text:p>34.69</text:p>
          </table:table-cell>
          <table:table-cell office:value-type="string">
            <text:p>35.3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string">
            <text:p>31.10</text:p>
          </table:table-cell>
          <table:table-cell office:value-type="string">
            <text:p>33.19</text:p>
          </table:table-cell>
          <table:table-cell office:value-type="string">
            <text:p>35.07</text:p>
          </table:table-cell>
          <table:table-cell office:value-type="string">
            <text:p>35.6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string">
            <text:p>31.26</text:p>
          </table:table-cell>
          <table:table-cell office:value-type="string">
            <text:p>33.45</text:p>
          </table:table-cell>
          <table:table-cell office:value-type="string">
            <text:p>35.45</text:p>
          </table:table-cell>
          <table:table-cell office:value-type="string">
            <text:p>36.0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8">
            <text:p>108</text:p>
          </table:table-cell>
          <table:table-cell office:value-type="string">
            <text:p>31.43</text:p>
          </table:table-cell>
          <table:table-cell office:value-type="string">
            <text:p>33.71</text:p>
          </table:table-cell>
          <table:table-cell office:value-type="string">
            <text:p>35.81</text:p>
          </table:table-cell>
          <table:table-cell office:value-type="string">
            <text:p>36.3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string">
            <text:p>31.60</text:p>
          </table:table-cell>
          <table:table-cell office:value-type="string">
            <text:p>33.98</text:p>
          </table:table-cell>
          <table:table-cell office:value-type="string">
            <text:p>36.15</text:p>
          </table:table-cell>
          <table:table-cell office:value-type="string">
            <text:p>36.6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string">
            <text:p>31.78</text:p>
          </table:table-cell>
          <table:table-cell office:value-type="string">
            <text:p>34.24</text:p>
          </table:table-cell>
          <table:table-cell office:value-type="string">
            <text:p>36.47</text:p>
          </table:table-cell>
          <table:table-cell office:value-type="string">
            <text:p>36.9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4">
            <text:p>114</text:p>
          </table:table-cell>
          <table:table-cell office:value-type="string">
            <text:p>31.96</text:p>
          </table:table-cell>
          <table:table-cell office:value-type="string">
            <text:p>34.50</text:p>
          </table:table-cell>
          <table:table-cell office:value-type="string">
            <text:p>36.78</text:p>
          </table:table-cell>
          <table:table-cell office:value-type="string">
            <text:p>37.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6">
            <text:p>116</text:p>
          </table:table-cell>
          <table:table-cell office:value-type="string">
            <text:p>32.13</text:p>
          </table:table-cell>
          <table:table-cell office:value-type="string">
            <text:p>34.77</text:p>
          </table:table-cell>
          <table:table-cell office:value-type="string">
            <text:p>37.08</text:p>
          </table:table-cell>
          <table:table-cell office:value-type="string">
            <text:p>37.4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string">
            <text:p>32.32</text:p>
          </table:table-cell>
          <table:table-cell office:value-type="string">
            <text:p>35.03</text:p>
          </table:table-cell>
          <table:table-cell office:value-type="string">
            <text:p>37.36</text:p>
          </table:table-cell>
          <table:table-cell office:value-type="string">
            <text:p>37.7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 office:value-type="string">
            <text:p>32.50</text:p>
          </table:table-cell>
          <table:table-cell office:value-type="string">
            <text:p>35.29</text:p>
          </table:table-cell>
          <table:table-cell office:value-type="string">
            <text:p>37.62</text:p>
          </table:table-cell>
          <table:table-cell office:value-type="string">
            <text:p>37.9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2">
            <text:p>122</text:p>
          </table:table-cell>
          <table:table-cell office:value-type="string">
            <text:p>32.68</text:p>
          </table:table-cell>
          <table:table-cell office:value-type="string">
            <text:p>35.54</text:p>
          </table:table-cell>
          <table:table-cell office:value-type="string">
            <text:p>37.72</text:p>
          </table:table-cell>
          <table:table-cell office:value-type="string">
            <text:p>37.9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4">
            <text:p>124</text:p>
          </table:table-cell>
          <table:table-cell office:value-type="string">
            <text:p>32.85</text:p>
          </table:table-cell>
          <table:table-cell office:value-type="string">
            <text:p>35.74</text:p>
          </table:table-cell>
          <table:table-cell office:value-type="string">
            <text:p>37.60</text:p>
          </table:table-cell>
          <table:table-cell office:value-type="string">
            <text:p>37.7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office:value-type="string">
            <text:p>33.02</text:p>
          </table:table-cell>
          <table:table-cell office:value-type="string">
            <text:p>35.89</text:p>
          </table:table-cell>
          <table:table-cell office:value-type="string">
            <text:p>37.32</text:p>
          </table:table-cell>
          <table:table-cell office:value-type="string">
            <text:p>37.3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8">
            <text:p>128</text:p>
          </table:table-cell>
          <table:table-cell office:value-type="string">
            <text:p>33.16</text:p>
          </table:table-cell>
          <table:table-cell office:value-type="string">
            <text:p>35.96</text:p>
          </table:table-cell>
          <table:table-cell office:value-type="string">
            <text:p>36.99</text:p>
          </table:table-cell>
          <table:table-cell office:value-type="string">
            <text:p>37.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string">
            <text:p>33.26</text:p>
          </table:table-cell>
          <table:table-cell office:value-type="string">
            <text:p>35.98</text:p>
          </table:table-cell>
          <table:table-cell office:value-type="string">
            <text:p>36.61</text:p>
          </table:table-cell>
          <table:table-cell office:value-type="string">
            <text:p>36.6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2">
            <text:p>132</text:p>
          </table:table-cell>
          <table:table-cell office:value-type="string">
            <text:p>33.34</text:p>
          </table:table-cell>
          <table:table-cell office:value-type="string">
            <text:p>35.95</text:p>
          </table:table-cell>
          <table:table-cell office:value-type="string">
            <text:p>36.23</text:p>
          </table:table-cell>
          <table:table-cell office:value-type="string">
            <text:p>36.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4">
            <text:p>134</text:p>
          </table:table-cell>
          <table:table-cell office:value-type="string">
            <text:p>33.39</text:p>
          </table:table-cell>
          <table:table-cell office:value-type="string">
            <text:p>35.89</text:p>
          </table:table-cell>
          <table:table-cell office:value-type="string">
            <text:p>35.85</text:p>
          </table:table-cell>
          <table:table-cell office:value-type="string">
            <text:p>35.9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6">
            <text:p>136</text:p>
          </table:table-cell>
          <table:table-cell office:value-type="string">
            <text:p>33.41</text:p>
          </table:table-cell>
          <table:table-cell office:value-type="string">
            <text:p>35.81</text:p>
          </table:table-cell>
          <table:table-cell office:value-type="string">
            <text:p>35.50</text:p>
          </table:table-cell>
          <table:table-cell office:value-type="string">
            <text:p>35.6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8">
            <text:p>138</text:p>
          </table:table-cell>
          <table:table-cell office:value-type="string">
            <text:p>33.42</text:p>
          </table:table-cell>
          <table:table-cell office:value-type="string">
            <text:p>35.72</text:p>
          </table:table-cell>
          <table:table-cell office:value-type="string">
            <text:p>35.16</text:p>
          </table:table-cell>
          <table:table-cell office:value-type="string">
            <text:p>35.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string">
            <text:p>33.40</text:p>
          </table:table-cell>
          <table:table-cell office:value-type="string">
            <text:p>35.61</text:p>
          </table:table-cell>
          <table:table-cell office:value-type="string">
            <text:p>34.85</text:p>
          </table:table-cell>
          <table:table-cell office:value-type="string">
            <text:p>35.0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string">
            <text:p>33.37</text:p>
          </table:table-cell>
          <table:table-cell office:value-type="string">
            <text:p>35.48</text:p>
          </table:table-cell>
          <table:table-cell office:value-type="string">
            <text:p>34.55</text:p>
          </table:table-cell>
          <table:table-cell office:value-type="string">
            <text:p>34.8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4">
            <text:p>144</text:p>
          </table:table-cell>
          <table:table-cell office:value-type="string">
            <text:p>33.34</text:p>
          </table:table-cell>
          <table:table-cell office:value-type="string">
            <text:p>35.36</text:p>
          </table:table-cell>
          <table:table-cell office:value-type="string">
            <text:p>34.28</text:p>
          </table:table-cell>
          <table:table-cell office:value-type="string">
            <text:p>34.6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6">
            <text:p>146</text:p>
          </table:table-cell>
          <table:table-cell office:value-type="string">
            <text:p>33.29</text:p>
          </table:table-cell>
          <table:table-cell office:value-type="string">
            <text:p>35.23</text:p>
          </table:table-cell>
          <table:table-cell office:value-type="string">
            <text:p>34.03</text:p>
          </table:table-cell>
          <table:table-cell office:value-type="string">
            <text:p>34.4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string">
            <text:p>33.24</text:p>
          </table:table-cell>
          <table:table-cell office:value-type="string">
            <text:p>35.09</text:p>
          </table:table-cell>
          <table:table-cell office:value-type="string">
            <text:p>33.79</text:p>
          </table:table-cell>
          <table:table-cell office:value-type="string">
            <text:p>34.2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office:value-type="string">
            <text:p>33.18</text:p>
          </table:table-cell>
          <table:table-cell office:value-type="string">
            <text:p>34.96</text:p>
          </table:table-cell>
          <table:table-cell office:value-type="string">
            <text:p>33.56</text:p>
          </table:table-cell>
          <table:table-cell office:value-type="string">
            <text:p>34.0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2">
            <text:p>152</text:p>
          </table:table-cell>
          <table:table-cell office:value-type="string">
            <text:p>33.12</text:p>
          </table:table-cell>
          <table:table-cell office:value-type="string">
            <text:p>34.82</text:p>
          </table:table-cell>
          <table:table-cell office:value-type="string">
            <text:p>33.36</text:p>
          </table:table-cell>
          <table:table-cell office:value-type="string">
            <text:p>33.8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54">
            <text:p>154</text:p>
          </table:table-cell>
          <table:table-cell office:value-type="string">
            <text:p>33.06</text:p>
          </table:table-cell>
          <table:table-cell office:value-type="string">
            <text:p>34.68</text:p>
          </table:table-cell>
          <table:table-cell office:value-type="string">
            <text:p>33.17</text:p>
          </table:table-cell>
          <table:table-cell office:value-type="string">
            <text:p>33.7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56">
            <text:p>156</text:p>
          </table:table-cell>
          <table:table-cell office:value-type="string">
            <text:p>32.99</text:p>
          </table:table-cell>
          <table:table-cell office:value-type="string">
            <text:p>34.54</text:p>
          </table:table-cell>
          <table:table-cell office:value-type="string">
            <text:p>32.99</text:p>
          </table:table-cell>
          <table:table-cell office:value-type="string">
            <text:p>33.5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8">
            <text:p>158</text:p>
          </table:table-cell>
          <table:table-cell office:value-type="string">
            <text:p>32.92</text:p>
          </table:table-cell>
          <table:table-cell office:value-type="string">
            <text:p>34.40</text:p>
          </table:table-cell>
          <table:table-cell office:value-type="string">
            <text:p>32.83</text:p>
          </table:table-cell>
          <table:table-cell office:value-type="string">
            <text:p>33.4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0">
            <text:p>160</text:p>
          </table:table-cell>
          <table:table-cell office:value-type="string">
            <text:p>32.85</text:p>
          </table:table-cell>
          <table:table-cell office:value-type="string">
            <text:p>34.27</text:p>
          </table:table-cell>
          <table:table-cell office:value-type="string">
            <text:p>32.69</text:p>
          </table:table-cell>
          <table:table-cell office:value-type="string">
            <text:p>33.3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2">
            <text:p>162</text:p>
          </table:table-cell>
          <table:table-cell office:value-type="string">
            <text:p>32.78</text:p>
          </table:table-cell>
          <table:table-cell office:value-type="string">
            <text:p>34.14</text:p>
          </table:table-cell>
          <table:table-cell office:value-type="string">
            <text:p>32.72</text:p>
          </table:table-cell>
          <table:table-cell office:value-type="string">
            <text:p>33.4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 office:value-type="string">
            <text:p>32.72</text:p>
          </table:table-cell>
          <table:table-cell office:value-type="string">
            <text:p>34.06</text:p>
          </table:table-cell>
          <table:table-cell office:value-type="string">
            <text:p>32.97</text:p>
          </table:table-cell>
          <table:table-cell office:value-type="string">
            <text:p>33.8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6">
            <text:p>166</text:p>
          </table:table-cell>
          <table:table-cell office:value-type="string">
            <text:p>32.67</text:p>
          </table:table-cell>
          <table:table-cell office:value-type="string">
            <text:p>34.04</text:p>
          </table:table-cell>
          <table:table-cell office:value-type="string">
            <text:p>33.37</text:p>
          </table:table-cell>
          <table:table-cell office:value-type="string">
            <text:p>34.2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string">
            <text:p>32.64</text:p>
          </table:table-cell>
          <table:table-cell office:value-type="string">
            <text:p>34.09</text:p>
          </table:table-cell>
          <table:table-cell office:value-type="string">
            <text:p>33.84</text:p>
          </table:table-cell>
          <table:table-cell office:value-type="string">
            <text:p>34.7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0">
            <text:p>170</text:p>
          </table:table-cell>
          <table:table-cell office:value-type="string">
            <text:p>32.65</text:p>
          </table:table-cell>
          <table:table-cell office:value-type="string">
            <text:p>34.20</text:p>
          </table:table-cell>
          <table:table-cell office:value-type="string">
            <text:p>34.34</text:p>
          </table:table-cell>
          <table:table-cell office:value-type="string">
            <text:p>35.2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2">
            <text:p>172</text:p>
          </table:table-cell>
          <table:table-cell office:value-type="string">
            <text:p>32.68</text:p>
          </table:table-cell>
          <table:table-cell office:value-type="string">
            <text:p>34.35</text:p>
          </table:table-cell>
          <table:table-cell office:value-type="string">
            <text:p>34.85</text:p>
          </table:table-cell>
          <table:table-cell office:value-type="string">
            <text:p>35.7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string">
            <text:p>32.75</text:p>
          </table:table-cell>
          <table:table-cell office:value-type="string">
            <text:p>34.53</text:p>
          </table:table-cell>
          <table:table-cell office:value-type="string">
            <text:p>35.35</text:p>
          </table:table-cell>
          <table:table-cell office:value-type="string">
            <text:p>36.2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string">
            <text:p>32.84</text:p>
          </table:table-cell>
          <table:table-cell office:value-type="string">
            <text:p>34.74</text:p>
          </table:table-cell>
          <table:table-cell office:value-type="string">
            <text:p>35.81</text:p>
          </table:table-cell>
          <table:table-cell office:value-type="string">
            <text:p>36.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string">
            <text:p>32.95</text:p>
          </table:table-cell>
          <table:table-cell office:value-type="string">
            <text:p>34.96</text:p>
          </table:table-cell>
          <table:table-cell office:value-type="string">
            <text:p>36.27</text:p>
          </table:table-cell>
          <table:table-cell office:value-type="string">
            <text:p>37.0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string">
            <text:p>33.08</text:p>
          </table:table-cell>
          <table:table-cell office:value-type="string">
            <text:p>35.20</text:p>
          </table:table-cell>
          <table:table-cell office:value-type="string">
            <text:p>36.71</text:p>
          </table:table-cell>
          <table:table-cell office:value-type="string">
            <text:p>37.4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string">
            <text:p>33.22</text:p>
          </table:table-cell>
          <table:table-cell office:value-type="string">
            <text:p>35.44</text:p>
          </table:table-cell>
          <table:table-cell office:value-type="string">
            <text:p>37.12</text:p>
          </table:table-cell>
          <table:table-cell office:value-type="string">
            <text:p>37.8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4">
            <text:p>184</text:p>
          </table:table-cell>
          <table:table-cell office:value-type="string">
            <text:p>33.37</text:p>
          </table:table-cell>
          <table:table-cell office:value-type="string">
            <text:p>35.69</text:p>
          </table:table-cell>
          <table:table-cell office:value-type="string">
            <text:p>37.51</text:p>
          </table:table-cell>
          <table:table-cell office:value-type="string">
            <text:p>38.1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6">
            <text:p>186</text:p>
          </table:table-cell>
          <table:table-cell office:value-type="string">
            <text:p>33.53</text:p>
          </table:table-cell>
          <table:table-cell office:value-type="string">
            <text:p>35.94</text:p>
          </table:table-cell>
          <table:table-cell office:value-type="string">
            <text:p>37.89</text:p>
          </table:table-cell>
          <table:table-cell office:value-type="string">
            <text:p>38.4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8">
            <text:p>188</text:p>
          </table:table-cell>
          <table:table-cell office:value-type="string">
            <text:p>33.69</text:p>
          </table:table-cell>
          <table:table-cell office:value-type="string">
            <text:p>36.20</text:p>
          </table:table-cell>
          <table:table-cell office:value-type="string">
            <text:p>38.24</text:p>
          </table:table-cell>
          <table:table-cell office:value-type="string">
            <text:p>38.7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0">
            <text:p>190</text:p>
          </table:table-cell>
          <table:table-cell office:value-type="string">
            <text:p>33.86</text:p>
          </table:table-cell>
          <table:table-cell office:value-type="string">
            <text:p>36.46</text:p>
          </table:table-cell>
          <table:table-cell office:value-type="string">
            <text:p>38.58</text:p>
          </table:table-cell>
          <table:table-cell office:value-type="string">
            <text:p>39.0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2">
            <text:p>192</text:p>
          </table:table-cell>
          <table:table-cell office:value-type="string">
            <text:p>34.03</text:p>
          </table:table-cell>
          <table:table-cell office:value-type="string">
            <text:p>36.72</text:p>
          </table:table-cell>
          <table:table-cell office:value-type="string">
            <text:p>38.89</text:p>
          </table:table-cell>
          <table:table-cell office:value-type="string">
            <text:p>39.3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4">
            <text:p>194</text:p>
          </table:table-cell>
          <table:table-cell office:value-type="string">
            <text:p>34.21</text:p>
          </table:table-cell>
          <table:table-cell office:value-type="string">
            <text:p>36.98</text:p>
          </table:table-cell>
          <table:table-cell office:value-type="string">
            <text:p>39.20</text:p>
          </table:table-cell>
          <table:table-cell office:value-type="string">
            <text:p>39.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6">
            <text:p>196</text:p>
          </table:table-cell>
          <table:table-cell office:value-type="string">
            <text:p>34.39</text:p>
          </table:table-cell>
          <table:table-cell office:value-type="string">
            <text:p>37.23</text:p>
          </table:table-cell>
          <table:table-cell office:value-type="string">
            <text:p>39.49</text:p>
          </table:table-cell>
          <table:table-cell office:value-type="string">
            <text:p>39.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string">
            <text:p>34.56</text:p>
          </table:table-cell>
          <table:table-cell office:value-type="string">
            <text:p>37.49</text:p>
          </table:table-cell>
          <table:table-cell office:value-type="string">
            <text:p>39.77</text:p>
          </table:table-cell>
          <table:table-cell office:value-type="string">
            <text:p>40.1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string">
            <text:p>34.74</text:p>
          </table:table-cell>
          <table:table-cell office:value-type="string">
            <text:p>37.75</text:p>
          </table:table-cell>
          <table:table-cell office:value-type="string">
            <text:p>40.03</text:p>
          </table:table-cell>
          <table:table-cell office:value-type="string">
            <text:p>40.4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string">
            <text:p>34.92</text:p>
          </table:table-cell>
          <table:table-cell office:value-type="string">
            <text:p>38.00</text:p>
          </table:table-cell>
          <table:table-cell office:value-type="string">
            <text:p>40.13</text:p>
          </table:table-cell>
          <table:table-cell office:value-type="string">
            <text:p>40.4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4">
            <text:p>204</text:p>
          </table:table-cell>
          <table:table-cell office:value-type="string">
            <text:p>35.10</text:p>
          </table:table-cell>
          <table:table-cell office:value-type="string">
            <text:p>38.20</text:p>
          </table:table-cell>
          <table:table-cell office:value-type="string">
            <text:p>40.00</text:p>
          </table:table-cell>
          <table:table-cell office:value-type="string">
            <text:p>40.1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6">
            <text:p>206</text:p>
          </table:table-cell>
          <table:table-cell office:value-type="string">
            <text:p>35.27</text:p>
          </table:table-cell>
          <table:table-cell office:value-type="string">
            <text:p>38.33</text:p>
          </table:table-cell>
          <table:table-cell office:value-type="string">
            <text:p>39.72</text:p>
          </table:table-cell>
          <table:table-cell office:value-type="string">
            <text:p>39.7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8">
            <text:p>208</text:p>
          </table:table-cell>
          <table:table-cell office:value-type="string">
            <text:p>35.40</text:p>
          </table:table-cell>
          <table:table-cell office:value-type="string">
            <text:p>38.40</text:p>
          </table:table-cell>
          <table:table-cell office:value-type="string">
            <text:p>39.37</text:p>
          </table:table-cell>
          <table:table-cell office:value-type="string">
            <text:p>39.3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0">
            <text:p>210</text:p>
          </table:table-cell>
          <table:table-cell office:value-type="string">
            <text:p>35.50</text:p>
          </table:table-cell>
          <table:table-cell office:value-type="string">
            <text:p>38.41</text:p>
          </table:table-cell>
          <table:table-cell table:number-columns-repeated="2" office:value-type="string">
            <text:p>38.9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2">
            <text:p>212</text:p>
          </table:table-cell>
          <table:table-cell office:value-type="string">
            <text:p>35.58</text:p>
          </table:table-cell>
          <table:table-cell office:value-type="string">
            <text:p>38.38</text:p>
          </table:table-cell>
          <table:table-cell office:value-type="string">
            <text:p>38.60</text:p>
          </table:table-cell>
          <table:table-cell office:value-type="string">
            <text:p>38.6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4">
            <text:p>214</text:p>
          </table:table-cell>
          <table:table-cell office:value-type="string">
            <text:p>35.62</text:p>
          </table:table-cell>
          <table:table-cell office:value-type="string">
            <text:p>38.31</text:p>
          </table:table-cell>
          <table:table-cell office:value-type="string">
            <text:p>38.22</text:p>
          </table:table-cell>
          <table:table-cell office:value-type="string">
            <text:p>38.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6">
            <text:p>216</text:p>
          </table:table-cell>
          <table:table-cell office:value-type="string">
            <text:p>35.64</text:p>
          </table:table-cell>
          <table:table-cell office:value-type="string">
            <text:p>38.22</text:p>
          </table:table-cell>
          <table:table-cell office:value-type="string">
            <text:p>37.84</text:p>
          </table:table-cell>
          <table:table-cell office:value-type="string">
            <text:p>37.9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8">
            <text:p>218</text:p>
          </table:table-cell>
          <table:table-cell office:value-type="string">
            <text:p>35.64</text:p>
          </table:table-cell>
          <table:table-cell office:value-type="string">
            <text:p>38.12</text:p>
          </table:table-cell>
          <table:table-cell office:value-type="string">
            <text:p>37.50</text:p>
          </table:table-cell>
          <table:table-cell office:value-type="string">
            <text:p>37.6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20">
            <text:p>220</text:p>
          </table:table-cell>
          <table:table-cell office:value-type="string">
            <text:p>35.62</text:p>
          </table:table-cell>
          <table:table-cell office:value-type="string">
            <text:p>38.00</text:p>
          </table:table-cell>
          <table:table-cell office:value-type="string">
            <text:p>37.17</text:p>
          </table:table-cell>
          <table:table-cell office:value-type="string">
            <text:p>37.4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2">
            <text:p>222</text:p>
          </table:table-cell>
          <table:table-cell office:value-type="string">
            <text:p>35.60</text:p>
          </table:table-cell>
          <table:table-cell office:value-type="string">
            <text:p>37.87</text:p>
          </table:table-cell>
          <table:table-cell office:value-type="string">
            <text:p>36.87</text:p>
          </table:table-cell>
          <table:table-cell office:value-type="string">
            <text:p>37.1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4">
            <text:p>224</text:p>
          </table:table-cell>
          <table:table-cell office:value-type="string">
            <text:p>35.55</text:p>
          </table:table-cell>
          <table:table-cell office:value-type="string">
            <text:p>37.73</text:p>
          </table:table-cell>
          <table:table-cell office:value-type="string">
            <text:p>36.59</text:p>
          </table:table-cell>
          <table:table-cell office:value-type="string">
            <text:p>36.9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6">
            <text:p>226</text:p>
          </table:table-cell>
          <table:table-cell office:value-type="string">
            <text:p>35.50</text:p>
          </table:table-cell>
          <table:table-cell office:value-type="string">
            <text:p>37.59</text:p>
          </table:table-cell>
          <table:table-cell office:value-type="string">
            <text:p>36.33</text:p>
          </table:table-cell>
          <table:table-cell office:value-type="string">
            <text:p>36.7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8">
            <text:p>228</text:p>
          </table:table-cell>
          <table:table-cell office:value-type="string">
            <text:p>35.44</text:p>
          </table:table-cell>
          <table:table-cell office:value-type="string">
            <text:p>37.44</text:p>
          </table:table-cell>
          <table:table-cell office:value-type="string">
            <text:p>36.09</text:p>
          </table:table-cell>
          <table:table-cell office:value-type="string">
            <text:p>36.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0">
            <text:p>230</text:p>
          </table:table-cell>
          <table:table-cell office:value-type="string">
            <text:p>35.38</text:p>
          </table:table-cell>
          <table:table-cell office:value-type="string">
            <text:p>37.30</text:p>
          </table:table-cell>
          <table:table-cell office:value-type="string">
            <text:p>35.86</text:p>
          </table:table-cell>
          <table:table-cell office:value-type="string">
            <text:p>36.3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2">
            <text:p>232</text:p>
          </table:table-cell>
          <table:table-cell office:value-type="string">
            <text:p>35.31</text:p>
          </table:table-cell>
          <table:table-cell office:value-type="string">
            <text:p>37.15</text:p>
          </table:table-cell>
          <table:table-cell office:value-type="string">
            <text:p>35.65</text:p>
          </table:table-cell>
          <table:table-cell office:value-type="string">
            <text:p>36.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34">
            <text:p>234</text:p>
          </table:table-cell>
          <table:table-cell office:value-type="string">
            <text:p>35.24</text:p>
          </table:table-cell>
          <table:table-cell office:value-type="string">
            <text:p>37.01</text:p>
          </table:table-cell>
          <table:table-cell office:value-type="string">
            <text:p>35.46</text:p>
          </table:table-cell>
          <table:table-cell office:value-type="string">
            <text:p>35.9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6">
            <text:p>236</text:p>
          </table:table-cell>
          <table:table-cell office:value-type="string">
            <text:p>35.17</text:p>
          </table:table-cell>
          <table:table-cell office:value-type="string">
            <text:p>36.86</text:p>
          </table:table-cell>
          <table:table-cell office:value-type="string">
            <text:p>35.28</text:p>
          </table:table-cell>
          <table:table-cell office:value-type="string">
            <text:p>35.8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8">
            <text:p>238</text:p>
          </table:table-cell>
          <table:table-cell office:value-type="string">
            <text:p>35.10</text:p>
          </table:table-cell>
          <table:table-cell office:value-type="string">
            <text:p>36.72</text:p>
          </table:table-cell>
          <table:table-cell office:value-type="string">
            <text:p>35.11</text:p>
          </table:table-cell>
          <table:table-cell office:value-type="string">
            <text:p>35.6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office:value-type="string">
            <text:p>35.03</text:p>
          </table:table-cell>
          <table:table-cell office:value-type="string">
            <text:p>36.57</text:p>
          </table:table-cell>
          <table:table-cell office:value-type="string">
            <text:p>34.97</text:p>
          </table:table-cell>
          <table:table-cell office:value-type="string">
            <text:p>35.5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2">
            <text:p>242</text:p>
          </table:table-cell>
          <table:table-cell office:value-type="string">
            <text:p>34.96</text:p>
          </table:table-cell>
          <table:table-cell office:value-type="string">
            <text:p>36.44</text:p>
          </table:table-cell>
          <table:table-cell office:value-type="string">
            <text:p>34.99</text:p>
          </table:table-cell>
          <table:table-cell office:value-type="string">
            <text:p>35.6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">
            <text:p>244</text:p>
          </table:table-cell>
          <table:table-cell office:value-type="string">
            <text:p>34.89</text:p>
          </table:table-cell>
          <table:table-cell office:value-type="string">
            <text:p>36.35</text:p>
          </table:table-cell>
          <table:table-cell office:value-type="string">
            <text:p>35.23</text:p>
          </table:table-cell>
          <table:table-cell office:value-type="string">
            <text:p>36.0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6">
            <text:p>246</text:p>
          </table:table-cell>
          <table:table-cell office:value-type="string">
            <text:p>34.83</text:p>
          </table:table-cell>
          <table:table-cell office:value-type="string">
            <text:p>36.32</text:p>
          </table:table-cell>
          <table:table-cell office:value-type="string">
            <text:p>35.63</text:p>
          </table:table-cell>
          <table:table-cell office:value-type="string">
            <text:p>36.4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8">
            <text:p>248</text:p>
          </table:table-cell>
          <table:table-cell office:value-type="string">
            <text:p>34.80</text:p>
          </table:table-cell>
          <table:table-cell office:value-type="string">
            <text:p>36.37</text:p>
          </table:table-cell>
          <table:table-cell office:value-type="string">
            <text:p>36.10</text:p>
          </table:table-cell>
          <table:table-cell office:value-type="string">
            <text:p>36.9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office:value-type="string">
            <text:p>34.80</text:p>
          </table:table-cell>
          <table:table-cell office:value-type="string">
            <text:p>36.47</text:p>
          </table:table-cell>
          <table:table-cell office:value-type="string">
            <text:p>36.60</text:p>
          </table:table-cell>
          <table:table-cell office:value-type="string">
            <text:p>37.5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2">
            <text:p>252</text:p>
          </table:table-cell>
          <table:table-cell office:value-type="string">
            <text:p>34.84</text:p>
          </table:table-cell>
          <table:table-cell office:value-type="string">
            <text:p>36.61</text:p>
          </table:table-cell>
          <table:table-cell office:value-type="string">
            <text:p>37.10</text:p>
          </table:table-cell>
          <table:table-cell office:value-type="string">
            <text:p>37.9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string">
            <text:p>34.90</text:p>
          </table:table-cell>
          <table:table-cell office:value-type="string">
            <text:p>36.79</text:p>
          </table:table-cell>
          <table:table-cell office:value-type="string">
            <text:p>37.60</text:p>
          </table:table-cell>
          <table:table-cell office:value-type="string">
            <text:p>38.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6">
            <text:p>256</text:p>
          </table:table-cell>
          <table:table-cell office:value-type="string">
            <text:p>34.99</text:p>
          </table:table-cell>
          <table:table-cell office:value-type="string">
            <text:p>36.99</text:p>
          </table:table-cell>
          <table:table-cell office:value-type="string">
            <text:p>38.08</text:p>
          </table:table-cell>
          <table:table-cell office:value-type="string">
            <text:p>38.8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8">
            <text:p>258</text:p>
          </table:table-cell>
          <table:table-cell office:value-type="string">
            <text:p>35.09</text:p>
          </table:table-cell>
          <table:table-cell office:value-type="string">
            <text:p>37.21</text:p>
          </table:table-cell>
          <table:table-cell office:value-type="string">
            <text:p>38.53</text:p>
          </table:table-cell>
          <table:table-cell office:value-type="string">
            <text:p>39.2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60">
            <text:p>260</text:p>
          </table:table-cell>
          <table:table-cell office:value-type="string">
            <text:p>35.22</text:p>
          </table:table-cell>
          <table:table-cell office:value-type="string">
            <text:p>37.43</text:p>
          </table:table-cell>
          <table:table-cell office:value-type="string">
            <text:p>38.97</text:p>
          </table:table-cell>
          <table:table-cell office:value-type="string">
            <text:p>39.6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62">
            <text:p>262</text:p>
          </table:table-cell>
          <table:table-cell office:value-type="string">
            <text:p>35.35</text:p>
          </table:table-cell>
          <table:table-cell office:value-type="string">
            <text:p>37.68</text:p>
          </table:table-cell>
          <table:table-cell office:value-type="string">
            <text:p>39.38</text:p>
          </table:table-cell>
          <table:table-cell office:value-type="string">
            <text:p>40.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64">
            <text:p>264</text:p>
          </table:table-cell>
          <table:table-cell office:value-type="string">
            <text:p>35.50</text:p>
          </table:table-cell>
          <table:table-cell office:value-type="string">
            <text:p>37.92</text:p>
          </table:table-cell>
          <table:table-cell office:value-type="string">
            <text:p>39.77</text:p>
          </table:table-cell>
          <table:table-cell office:value-type="string">
            <text:p>40.3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66">
            <text:p>266</text:p>
          </table:table-cell>
          <table:table-cell office:value-type="string">
            <text:p>35.66</text:p>
          </table:table-cell>
          <table:table-cell office:value-type="string">
            <text:p>38.17</text:p>
          </table:table-cell>
          <table:table-cell office:value-type="string">
            <text:p>40.14</text:p>
          </table:table-cell>
          <table:table-cell office:value-type="string">
            <text:p>40.6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68">
            <text:p>268</text:p>
          </table:table-cell>
          <table:table-cell office:value-type="string">
            <text:p>35.82</text:p>
          </table:table-cell>
          <table:table-cell office:value-type="string">
            <text:p>38.43</text:p>
          </table:table-cell>
          <table:table-cell office:value-type="string">
            <text:p>40.49</text:p>
          </table:table-cell>
          <table:table-cell office:value-type="string">
            <text:p>40.9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70">
            <text:p>270</text:p>
          </table:table-cell>
          <table:table-cell office:value-type="string">
            <text:p>35.99</text:p>
          </table:table-cell>
          <table:table-cell office:value-type="string">
            <text:p>38.68</text:p>
          </table:table-cell>
          <table:table-cell office:value-type="string">
            <text:p>40.82</text:p>
          </table:table-cell>
          <table:table-cell office:value-type="string">
            <text:p>41.2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72">
            <text:p>272</text:p>
          </table:table-cell>
          <table:table-cell office:value-type="string">
            <text:p>36.16</text:p>
          </table:table-cell>
          <table:table-cell office:value-type="string">
            <text:p>38.93</text:p>
          </table:table-cell>
          <table:table-cell office:value-type="string">
            <text:p>41.13</text:p>
          </table:table-cell>
          <table:table-cell office:value-type="string">
            <text:p>41.5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74">
            <text:p>274</text:p>
          </table:table-cell>
          <table:table-cell office:value-type="string">
            <text:p>36.33</text:p>
          </table:table-cell>
          <table:table-cell office:value-type="string">
            <text:p>39.19</text:p>
          </table:table-cell>
          <table:table-cell office:value-type="string">
            <text:p>41.44</text:p>
          </table:table-cell>
          <table:table-cell office:value-type="string">
            <text:p>41.8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76">
            <text:p>276</text:p>
          </table:table-cell>
          <table:table-cell office:value-type="string">
            <text:p>36.50</text:p>
          </table:table-cell>
          <table:table-cell office:value-type="string">
            <text:p>39.44</text:p>
          </table:table-cell>
          <table:table-cell office:value-type="string">
            <text:p>41.72</text:p>
          </table:table-cell>
          <table:table-cell office:value-type="string">
            <text:p>42.0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78">
            <text:p>278</text:p>
          </table:table-cell>
          <table:table-cell office:value-type="string">
            <text:p>36.68</text:p>
          </table:table-cell>
          <table:table-cell office:value-type="string">
            <text:p>39.69</text:p>
          </table:table-cell>
          <table:table-cell office:value-type="string">
            <text:p>41.99</text:p>
          </table:table-cell>
          <table:table-cell office:value-type="string">
            <text:p>42.3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80">
            <text:p>280</text:p>
          </table:table-cell>
          <table:table-cell office:value-type="string">
            <text:p>36.86</text:p>
          </table:table-cell>
          <table:table-cell office:value-type="string">
            <text:p>39.94</text:p>
          </table:table-cell>
          <table:table-cell office:value-type="string">
            <text:p>42.23</text:p>
          </table:table-cell>
          <table:table-cell office:value-type="string">
            <text:p>42.5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82">
            <text:p>282</text:p>
          </table:table-cell>
          <table:table-cell office:value-type="string">
            <text:p>37.04</text:p>
          </table:table-cell>
          <table:table-cell office:value-type="string">
            <text:p>40.18</text:p>
          </table:table-cell>
          <table:table-cell office:value-type="string">
            <text:p>42.31</text:p>
          </table:table-cell>
          <table:table-cell office:value-type="string">
            <text:p>42.5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84">
            <text:p>284</text:p>
          </table:table-cell>
          <table:table-cell office:value-type="string">
            <text:p>37.21</text:p>
          </table:table-cell>
          <table:table-cell office:value-type="string">
            <text:p>40.37</text:p>
          </table:table-cell>
          <table:table-cell office:value-type="string">
            <text:p>42.17</text:p>
          </table:table-cell>
          <table:table-cell office:value-type="string">
            <text:p>42.2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86">
            <text:p>286</text:p>
          </table:table-cell>
          <table:table-cell office:value-type="string">
            <text:p>37.36</text:p>
          </table:table-cell>
          <table:table-cell office:value-type="string">
            <text:p>40.50</text:p>
          </table:table-cell>
          <table:table-cell office:value-type="string">
            <text:p>41.89</text:p>
          </table:table-cell>
          <table:table-cell office:value-type="string">
            <text:p>41.8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88">
            <text:p>288</text:p>
          </table:table-cell>
          <table:table-cell office:value-type="string">
            <text:p>37.49</text:p>
          </table:table-cell>
          <table:table-cell office:value-type="string">
            <text:p>40.55</text:p>
          </table:table-cell>
          <table:table-cell office:value-type="string">
            <text:p>41.54</text:p>
          </table:table-cell>
          <table:table-cell office:value-type="string">
            <text:p>41.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90">
            <text:p>290</text:p>
          </table:table-cell>
          <table:table-cell office:value-type="string">
            <text:p>37.59</text:p>
          </table:table-cell>
          <table:table-cell office:value-type="string">
            <text:p>40.56</text:p>
          </table:table-cell>
          <table:table-cell office:value-type="string">
            <text:p>41.14</text:p>
          </table:table-cell>
          <table:table-cell office:value-type="string">
            <text:p>41.0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92">
            <text:p>292</text:p>
          </table:table-cell>
          <table:table-cell office:value-type="string">
            <text:p>37.66</text:p>
          </table:table-cell>
          <table:table-cell office:value-type="string">
            <text:p>40.52</text:p>
          </table:table-cell>
          <table:table-cell office:value-type="string">
            <text:p>40.76</text:p>
          </table:table-cell>
          <table:table-cell office:value-type="string">
            <text:p>40.7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94">
            <text:p>294</text:p>
          </table:table-cell>
          <table:table-cell office:value-type="string">
            <text:p>37.69</text:p>
          </table:table-cell>
          <table:table-cell office:value-type="string">
            <text:p>40.44</text:p>
          </table:table-cell>
          <table:table-cell table:number-columns-repeated="2" office:value-type="string">
            <text:p>40.3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96">
            <text:p>296</text:p>
          </table:table-cell>
          <table:table-cell office:value-type="string">
            <text:p>37.72</text:p>
          </table:table-cell>
          <table:table-cell office:value-type="string">
            <text:p>40.35</text:p>
          </table:table-cell>
          <table:table-cell office:value-type="string">
            <text:p>40.01</text:p>
          </table:table-cell>
          <table:table-cell office:value-type="string">
            <text:p>40.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98">
            <text:p>298</text:p>
          </table:table-cell>
          <table:table-cell office:value-type="string">
            <text:p>37.71</text:p>
          </table:table-cell>
          <table:table-cell office:value-type="string">
            <text:p>40.24</text:p>
          </table:table-cell>
          <table:table-cell office:value-type="string">
            <text:p>39.67</text:p>
          </table:table-cell>
          <table:table-cell office:value-type="string">
            <text:p>39.7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00">
            <text:p>300</text:p>
          </table:table-cell>
          <table:table-cell office:value-type="string">
            <text:p>37.69</text:p>
          </table:table-cell>
          <table:table-cell office:value-type="string">
            <text:p>40.12</text:p>
          </table:table-cell>
          <table:table-cell office:value-type="string">
            <text:p>39.34</text:p>
          </table:table-cell>
          <table:table-cell office:value-type="string">
            <text:p>39.5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02">
            <text:p>302</text:p>
          </table:table-cell>
          <table:table-cell office:value-type="string">
            <text:p>37.65</text:p>
          </table:table-cell>
          <table:table-cell office:value-type="string">
            <text:p>39.99</text:p>
          </table:table-cell>
          <table:table-cell office:value-type="string">
            <text:p>39.05</text:p>
          </table:table-cell>
          <table:table-cell office:value-type="string">
            <text:p>39.2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04">
            <text:p>304</text:p>
          </table:table-cell>
          <table:table-cell office:value-type="string">
            <text:p>37.61</text:p>
          </table:table-cell>
          <table:table-cell office:value-type="string">
            <text:p>39.85</text:p>
          </table:table-cell>
          <table:table-cell office:value-type="string">
            <text:p>38.76</text:p>
          </table:table-cell>
          <table:table-cell office:value-type="string">
            <text:p>39.0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06">
            <text:p>306</text:p>
          </table:table-cell>
          <table:table-cell office:value-type="string">
            <text:p>37.55</text:p>
          </table:table-cell>
          <table:table-cell office:value-type="string">
            <text:p>39.70</text:p>
          </table:table-cell>
          <table:table-cell office:value-type="string">
            <text:p>38.50</text:p>
          </table:table-cell>
          <table:table-cell office:value-type="string">
            <text:p>38.7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08">
            <text:p>308</text:p>
          </table:table-cell>
          <table:table-cell office:value-type="string">
            <text:p>37.49</text:p>
          </table:table-cell>
          <table:table-cell office:value-type="string">
            <text:p>39.56</text:p>
          </table:table-cell>
          <table:table-cell office:value-type="string">
            <text:p>38.26</text:p>
          </table:table-cell>
          <table:table-cell office:value-type="string">
            <text:p>38.5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10">
            <text:p>310</text:p>
          </table:table-cell>
          <table:table-cell office:value-type="string">
            <text:p>37.43</text:p>
          </table:table-cell>
          <table:table-cell office:value-type="string">
            <text:p>39.41</text:p>
          </table:table-cell>
          <table:table-cell office:value-type="string">
            <text:p>38.03</text:p>
          </table:table-cell>
          <table:table-cell office:value-type="string">
            <text:p>38.3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12">
            <text:p>312</text:p>
          </table:table-cell>
          <table:table-cell office:value-type="string">
            <text:p>37.36</text:p>
          </table:table-cell>
          <table:table-cell office:value-type="string">
            <text:p>39.26</text:p>
          </table:table-cell>
          <table:table-cell office:value-type="string">
            <text:p>37.82</text:p>
          </table:table-cell>
          <table:table-cell office:value-type="string">
            <text:p>38.2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14">
            <text:p>314</text:p>
          </table:table-cell>
          <table:table-cell office:value-type="string">
            <text:p>37.29</text:p>
          </table:table-cell>
          <table:table-cell office:value-type="string">
            <text:p>39.11</text:p>
          </table:table-cell>
          <table:table-cell office:value-type="string">
            <text:p>37.62</text:p>
          </table:table-cell>
          <table:table-cell office:value-type="string">
            <text:p>38.0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16">
            <text:p>316</text:p>
          </table:table-cell>
          <table:table-cell office:value-type="string">
            <text:p>37.22</text:p>
          </table:table-cell>
          <table:table-cell office:value-type="string">
            <text:p>38.96</text:p>
          </table:table-cell>
          <table:table-cell office:value-type="string">
            <text:p>37.43</text:p>
          </table:table-cell>
          <table:table-cell office:value-type="string">
            <text:p>37.8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18">
            <text:p>318</text:p>
          </table:table-cell>
          <table:table-cell office:value-type="string">
            <text:p>37.14</text:p>
          </table:table-cell>
          <table:table-cell office:value-type="string">
            <text:p>38.81</text:p>
          </table:table-cell>
          <table:table-cell office:value-type="string">
            <text:p>37.26</text:p>
          </table:table-cell>
          <table:table-cell office:value-type="string">
            <text:p>37.7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20">
            <text:p>320</text:p>
          </table:table-cell>
          <table:table-cell office:value-type="string">
            <text:p>37.07</text:p>
          </table:table-cell>
          <table:table-cell office:value-type="string">
            <text:p>38.66</text:p>
          </table:table-cell>
          <table:table-cell office:value-type="string">
            <text:p>37.11</text:p>
          </table:table-cell>
          <table:table-cell office:value-type="string">
            <text:p>37.6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22">
            <text:p>322</text:p>
          </table:table-cell>
          <table:table-cell office:value-type="string">
            <text:p>36.99</text:p>
          </table:table-cell>
          <table:table-cell office:value-type="string">
            <text:p>38.52</text:p>
          </table:table-cell>
          <table:table-cell office:value-type="string">
            <text:p>37.11</text:p>
          </table:table-cell>
          <table:table-cell office:value-type="string">
            <text:p>37.7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24">
            <text:p>324</text:p>
          </table:table-cell>
          <table:table-cell office:value-type="string">
            <text:p>36.92</text:p>
          </table:table-cell>
          <table:table-cell office:value-type="string">
            <text:p>38.42</text:p>
          </table:table-cell>
          <table:table-cell office:value-type="string">
            <text:p>37.35</text:p>
          </table:table-cell>
          <table:table-cell office:value-type="string">
            <text:p>38.0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26">
            <text:p>326</text:p>
          </table:table-cell>
          <table:table-cell office:value-type="string">
            <text:p>36.86</text:p>
          </table:table-cell>
          <table:table-cell office:value-type="string">
            <text:p>38.39</text:p>
          </table:table-cell>
          <table:table-cell office:value-type="string">
            <text:p>37.74</text:p>
          </table:table-cell>
          <table:table-cell office:value-type="string">
            <text:p>38.5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28">
            <text:p>328</text:p>
          </table:table-cell>
          <table:table-cell office:value-type="string">
            <text:p>36.83</text:p>
          </table:table-cell>
          <table:table-cell office:value-type="string">
            <text:p>38.42</text:p>
          </table:table-cell>
          <table:table-cell office:value-type="string">
            <text:p>38.20</text:p>
          </table:table-cell>
          <table:table-cell office:value-type="string">
            <text:p>39.0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30">
            <text:p>330</text:p>
          </table:table-cell>
          <table:table-cell office:value-type="string">
            <text:p>36.82</text:p>
          </table:table-cell>
          <table:table-cell office:value-type="string">
            <text:p>38.52</text:p>
          </table:table-cell>
          <table:table-cell office:value-type="string">
            <text:p>38.70</text:p>
          </table:table-cell>
          <table:table-cell office:value-type="string">
            <text:p>39.5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32">
            <text:p>332</text:p>
          </table:table-cell>
          <table:table-cell office:value-type="string">
            <text:p>36.85</text:p>
          </table:table-cell>
          <table:table-cell office:value-type="string">
            <text:p>38.66</text:p>
          </table:table-cell>
          <table:table-cell office:value-type="string">
            <text:p>39.19</text:p>
          </table:table-cell>
          <table:table-cell office:value-type="string">
            <text:p>39.9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34">
            <text:p>334</text:p>
          </table:table-cell>
          <table:table-cell office:value-type="string">
            <text:p>36.91</text:p>
          </table:table-cell>
          <table:table-cell office:value-type="string">
            <text:p>38.84</text:p>
          </table:table-cell>
          <table:table-cell office:value-type="string">
            <text:p>39.68</text:p>
          </table:table-cell>
          <table:table-cell office:value-type="string">
            <text:p>40.4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36">
            <text:p>336</text:p>
          </table:table-cell>
          <table:table-cell office:value-type="string">
            <text:p>36.99</text:p>
          </table:table-cell>
          <table:table-cell office:value-type="string">
            <text:p>39.03</text:p>
          </table:table-cell>
          <table:table-cell office:value-type="string">
            <text:p>40.15</text:p>
          </table:table-cell>
          <table:table-cell office:value-type="string">
            <text:p>40.8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38">
            <text:p>338</text:p>
          </table:table-cell>
          <table:table-cell office:value-type="string">
            <text:p>37.09</text:p>
          </table:table-cell>
          <table:table-cell office:value-type="string">
            <text:p>39.24</text:p>
          </table:table-cell>
          <table:table-cell office:value-type="string">
            <text:p>40.60</text:p>
          </table:table-cell>
          <table:table-cell office:value-type="string">
            <text:p>41.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40">
            <text:p>340</text:p>
          </table:table-cell>
          <table:table-cell office:value-type="string">
            <text:p>37.21</text:p>
          </table:table-cell>
          <table:table-cell office:value-type="string">
            <text:p>39.47</text:p>
          </table:table-cell>
          <table:table-cell office:value-type="string">
            <text:p>41.02</text:p>
          </table:table-cell>
          <table:table-cell office:value-type="string">
            <text:p>41.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42">
            <text:p>342</text:p>
          </table:table-cell>
          <table:table-cell office:value-type="string">
            <text:p>37.34</text:p>
          </table:table-cell>
          <table:table-cell office:value-type="string">
            <text:p>39.70</text:p>
          </table:table-cell>
          <table:table-cell office:value-type="string">
            <text:p>41.42</text:p>
          </table:table-cell>
          <table:table-cell office:value-type="string">
            <text:p>41.9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44">
            <text:p>344</text:p>
          </table:table-cell>
          <table:table-cell office:value-type="string">
            <text:p>37.49</text:p>
          </table:table-cell>
          <table:table-cell office:value-type="string">
            <text:p>39.94</text:p>
          </table:table-cell>
          <table:table-cell office:value-type="string">
            <text:p>41.80</text:p>
          </table:table-cell>
          <table:table-cell office:value-type="string">
            <text:p>42.3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46">
            <text:p>346</text:p>
          </table:table-cell>
          <table:table-cell office:value-type="string">
            <text:p>37.64</text:p>
          </table:table-cell>
          <table:table-cell office:value-type="string">
            <text:p>40.18</text:p>
          </table:table-cell>
          <table:table-cell office:value-type="string">
            <text:p>42.16</text:p>
          </table:table-cell>
          <table:table-cell office:value-type="string">
            <text:p>42.6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48">
            <text:p>348</text:p>
          </table:table-cell>
          <table:table-cell office:value-type="string">
            <text:p>37.79</text:p>
          </table:table-cell>
          <table:table-cell office:value-type="string">
            <text:p>40.42</text:p>
          </table:table-cell>
          <table:table-cell office:value-type="string">
            <text:p>42.49</text:p>
          </table:table-cell>
          <table:table-cell office:value-type="string">
            <text:p>42.9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50">
            <text:p>350</text:p>
          </table:table-cell>
          <table:table-cell office:value-type="string">
            <text:p>37.96</text:p>
          </table:table-cell>
          <table:table-cell office:value-type="string">
            <text:p>40.67</text:p>
          </table:table-cell>
          <table:table-cell office:value-type="string">
            <text:p>42.81</text:p>
          </table:table-cell>
          <table:table-cell office:value-type="string">
            <text:p>43.1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52">
            <text:p>352</text:p>
          </table:table-cell>
          <table:table-cell office:value-type="string">
            <text:p>38.12</text:p>
          </table:table-cell>
          <table:table-cell office:value-type="string">
            <text:p>40.91</text:p>
          </table:table-cell>
          <table:table-cell office:value-type="string">
            <text:p>43.11</text:p>
          </table:table-cell>
          <table:table-cell office:value-type="string">
            <text:p>43.4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54">
            <text:p>354</text:p>
          </table:table-cell>
          <table:table-cell office:value-type="string">
            <text:p>38.29</text:p>
          </table:table-cell>
          <table:table-cell office:value-type="string">
            <text:p>41.15</text:p>
          </table:table-cell>
          <table:table-cell office:value-type="string">
            <text:p>43.39</text:p>
          </table:table-cell>
          <table:table-cell office:value-type="string">
            <text:p>43.7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56">
            <text:p>356</text:p>
          </table:table-cell>
          <table:table-cell office:value-type="string">
            <text:p>38.46</text:p>
          </table:table-cell>
          <table:table-cell office:value-type="string">
            <text:p>41.40</text:p>
          </table:table-cell>
          <table:table-cell office:value-type="string">
            <text:p>43.67</text:p>
          </table:table-cell>
          <table:table-cell office:value-type="string">
            <text:p>43.9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58">
            <text:p>358</text:p>
          </table:table-cell>
          <table:table-cell office:value-type="string">
            <text:p>38.63</text:p>
          </table:table-cell>
          <table:table-cell office:value-type="string">
            <text:p>41.64</text:p>
          </table:table-cell>
          <table:table-cell office:value-type="string">
            <text:p>43.93</text:p>
          </table:table-cell>
          <table:table-cell office:value-type="string">
            <text:p>44.1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60">
            <text:p>360</text:p>
          </table:table-cell>
          <table:table-cell office:value-type="string">
            <text:p>38.79</text:p>
          </table:table-cell>
          <table:table-cell office:value-type="string">
            <text:p>41.88</text:p>
          </table:table-cell>
          <table:table-cell office:value-type="string">
            <text:p>44.17</text:p>
          </table:table-cell>
          <table:table-cell office:value-type="string">
            <text:p>44.4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62">
            <text:p>362</text:p>
          </table:table-cell>
          <table:table-cell office:value-type="string">
            <text:p>38.96</text:p>
          </table:table-cell>
          <table:table-cell office:value-type="string">
            <text:p>42.10</text:p>
          </table:table-cell>
          <table:table-cell office:value-type="string">
            <text:p>44.24</text:p>
          </table:table-cell>
          <table:table-cell office:value-type="string">
            <text:p>44.3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64">
            <text:p>364</text:p>
          </table:table-cell>
          <table:table-cell office:value-type="string">
            <text:p>39.13</text:p>
          </table:table-cell>
          <table:table-cell office:value-type="string">
            <text:p>42.30</text:p>
          </table:table-cell>
          <table:table-cell office:value-type="string">
            <text:p>44.10</text:p>
          </table:table-cell>
          <table:table-cell office:value-type="string">
            <text:p>44.1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66">
            <text:p>366</text:p>
          </table:table-cell>
          <table:table-cell office:value-type="string">
            <text:p>39.28</text:p>
          </table:table-cell>
          <table:table-cell office:value-type="string">
            <text:p>42.41</text:p>
          </table:table-cell>
          <table:table-cell office:value-type="string">
            <text:p>43.81</text:p>
          </table:table-cell>
          <table:table-cell office:value-type="string">
            <text:p>43.7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68">
            <text:p>368</text:p>
          </table:table-cell>
          <table:table-cell office:value-type="string">
            <text:p>39.40</text:p>
          </table:table-cell>
          <table:table-cell office:value-type="string">
            <text:p>42.46</text:p>
          </table:table-cell>
          <table:table-cell office:value-type="string">
            <text:p>43.46</text:p>
          </table:table-cell>
          <table:table-cell office:value-type="string">
            <text:p>43.3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70">
            <text:p>370</text:p>
          </table:table-cell>
          <table:table-cell office:value-type="string">
            <text:p>39.50</text:p>
          </table:table-cell>
          <table:table-cell office:value-type="string">
            <text:p>42.46</text:p>
          </table:table-cell>
          <table:table-cell office:value-type="string">
            <text:p>43.06</text:p>
          </table:table-cell>
          <table:table-cell office:value-type="string">
            <text:p>42.9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72">
            <text:p>372</text:p>
          </table:table-cell>
          <table:table-cell office:value-type="string">
            <text:p>39.56</text:p>
          </table:table-cell>
          <table:table-cell office:value-type="string">
            <text:p>42.41</text:p>
          </table:table-cell>
          <table:table-cell office:value-type="string">
            <text:p>42.66</text:p>
          </table:table-cell>
          <table:table-cell office:value-type="string">
            <text:p>42.5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74">
            <text:p>374</text:p>
          </table:table-cell>
          <table:table-cell office:value-type="string">
            <text:p>39.59</text:p>
          </table:table-cell>
          <table:table-cell office:value-type="string">
            <text:p>42.33</text:p>
          </table:table-cell>
          <table:table-cell office:value-type="string">
            <text:p>42.28</text:p>
          </table:table-cell>
          <table:table-cell office:value-type="string">
            <text:p>42.1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76">
            <text:p>376</text:p>
          </table:table-cell>
          <table:table-cell office:value-type="string">
            <text:p>39.60</text:p>
          </table:table-cell>
          <table:table-cell office:value-type="string">
            <text:p>42.23</text:p>
          </table:table-cell>
          <table:table-cell office:value-type="string">
            <text:p>41.90</text:p>
          </table:table-cell>
          <table:table-cell office:value-type="string">
            <text:p>41.8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78">
            <text:p>378</text:p>
          </table:table-cell>
          <table:table-cell office:value-type="string">
            <text:p>39.59</text:p>
          </table:table-cell>
          <table:table-cell office:value-type="string">
            <text:p>42.11</text:p>
          </table:table-cell>
          <table:table-cell office:value-type="string">
            <text:p>41.54</text:p>
          </table:table-cell>
          <table:table-cell office:value-type="string">
            <text:p>41.5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80">
            <text:p>380</text:p>
          </table:table-cell>
          <table:table-cell office:value-type="string">
            <text:p>39.56</text:p>
          </table:table-cell>
          <table:table-cell office:value-type="string">
            <text:p>41.98</text:p>
          </table:table-cell>
          <table:table-cell office:value-type="string">
            <text:p>41.21</text:p>
          </table:table-cell>
          <table:table-cell office:value-type="string">
            <text:p>41.2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82">
            <text:p>382</text:p>
          </table:table-cell>
          <table:table-cell office:value-type="string">
            <text:p>39.52</text:p>
          </table:table-cell>
          <table:table-cell office:value-type="string">
            <text:p>41.83</text:p>
          </table:table-cell>
          <table:table-cell office:value-type="string">
            <text:p>40.90</text:p>
          </table:table-cell>
          <table:table-cell office:value-type="string">
            <text:p>41.0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84">
            <text:p>384</text:p>
          </table:table-cell>
          <table:table-cell office:value-type="string">
            <text:p>39.47</text:p>
          </table:table-cell>
          <table:table-cell office:value-type="string">
            <text:p>41.69</text:p>
          </table:table-cell>
          <table:table-cell office:value-type="string">
            <text:p>40.61</text:p>
          </table:table-cell>
          <table:table-cell office:value-type="string">
            <text:p>40.7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office:value-type="string">
            <text:p>39.41</text:p>
          </table:table-cell>
          <table:table-cell office:value-type="string">
            <text:p>41.53</text:p>
          </table:table-cell>
          <table:table-cell office:value-type="string">
            <text:p>40.33</text:p>
          </table:table-cell>
          <table:table-cell office:value-type="string">
            <text:p>40.5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88">
            <text:p>388</text:p>
          </table:table-cell>
          <table:table-cell office:value-type="string">
            <text:p>39.34</text:p>
          </table:table-cell>
          <table:table-cell office:value-type="string">
            <text:p>41.38</text:p>
          </table:table-cell>
          <table:table-cell office:value-type="string">
            <text:p>40.08</text:p>
          </table:table-cell>
          <table:table-cell office:value-type="string">
            <text:p>40.3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90">
            <text:p>390</text:p>
          </table:table-cell>
          <table:table-cell office:value-type="string">
            <text:p>39.27</text:p>
          </table:table-cell>
          <table:table-cell office:value-type="string">
            <text:p>41.22</text:p>
          </table:table-cell>
          <table:table-cell office:value-type="string">
            <text:p>39.85</text:p>
          </table:table-cell>
          <table:table-cell office:value-type="string">
            <text:p>40.1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92">
            <text:p>392</text:p>
          </table:table-cell>
          <table:table-cell office:value-type="string">
            <text:p>39.19</text:p>
          </table:table-cell>
          <table:table-cell office:value-type="string">
            <text:p>41.06</text:p>
          </table:table-cell>
          <table:table-cell office:value-type="string">
            <text:p>39.63</text:p>
          </table:table-cell>
          <table:table-cell office:value-type="string">
            <text:p>39.9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94">
            <text:p>394</text:p>
          </table:table-cell>
          <table:table-cell office:value-type="string">
            <text:p>39.11</text:p>
          </table:table-cell>
          <table:table-cell office:value-type="string">
            <text:p>40.90</text:p>
          </table:table-cell>
          <table:table-cell office:value-type="string">
            <text:p>39.42</text:p>
          </table:table-cell>
          <table:table-cell office:value-type="string">
            <text:p>39.7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96">
            <text:p>396</text:p>
          </table:table-cell>
          <table:table-cell office:value-type="string">
            <text:p>39.03</text:p>
          </table:table-cell>
          <table:table-cell office:value-type="string">
            <text:p>40.74</text:p>
          </table:table-cell>
          <table:table-cell office:value-type="string">
            <text:p>39.22</text:p>
          </table:table-cell>
          <table:table-cell office:value-type="string">
            <text:p>39.5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8">
            <text:p>398</text:p>
          </table:table-cell>
          <table:table-cell office:value-type="string">
            <text:p>38.94</text:p>
          </table:table-cell>
          <table:table-cell office:value-type="string">
            <text:p>40.58</text:p>
          </table:table-cell>
          <table:table-cell office:value-type="string">
            <text:p>39.05</text:p>
          </table:table-cell>
          <table:table-cell office:value-type="string">
            <text:p>39.4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00">
            <text:p>400</text:p>
          </table:table-cell>
          <table:table-cell office:value-type="string">
            <text:p>38.86</text:p>
          </table:table-cell>
          <table:table-cell office:value-type="string">
            <text:p>40.43</text:p>
          </table:table-cell>
          <table:table-cell office:value-type="string">
            <text:p>38.88</text:p>
          </table:table-cell>
          <table:table-cell office:value-type="string">
            <text:p>39.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02">
            <text:p>402</text:p>
          </table:table-cell>
          <table:table-cell office:value-type="string">
            <text:p>38.78</text:p>
          </table:table-cell>
          <table:table-cell office:value-type="string">
            <text:p>40.27</text:p>
          </table:table-cell>
          <table:table-cell office:value-type="string">
            <text:p>38.84</text:p>
          </table:table-cell>
          <table:table-cell office:value-type="string">
            <text:p>39.3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04">
            <text:p>404</text:p>
          </table:table-cell>
          <table:table-cell office:value-type="string">
            <text:p>38.70</text:p>
          </table:table-cell>
          <table:table-cell office:value-type="string">
            <text:p>40.16</text:p>
          </table:table-cell>
          <table:table-cell office:value-type="string">
            <text:p>39.04</text:p>
          </table:table-cell>
          <table:table-cell office:value-type="string">
            <text:p>39.6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06">
            <text:p>406</text:p>
          </table:table-cell>
          <table:table-cell office:value-type="string">
            <text:p>38.63</text:p>
          </table:table-cell>
          <table:table-cell office:value-type="string">
            <text:p>40.10</text:p>
          </table:table-cell>
          <table:table-cell office:value-type="string">
            <text:p>39.41</text:p>
          </table:table-cell>
          <table:table-cell office:value-type="string">
            <text:p>40.1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08">
            <text:p>408</text:p>
          </table:table-cell>
          <table:table-cell office:value-type="string">
            <text:p>38.59</text:p>
          </table:table-cell>
          <table:table-cell office:value-type="string">
            <text:p>40.13</text:p>
          </table:table-cell>
          <table:table-cell office:value-type="string">
            <text:p>39.87</text:p>
          </table:table-cell>
          <table:table-cell office:value-type="string">
            <text:p>40.6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10">
            <text:p>410</text:p>
          </table:table-cell>
          <table:table-cell office:value-type="string">
            <text:p>38.57</text:p>
          </table:table-cell>
          <table:table-cell office:value-type="string">
            <text:p>40.21</text:p>
          </table:table-cell>
          <table:table-cell office:value-type="string">
            <text:p>40.36</text:p>
          </table:table-cell>
          <table:table-cell office:value-type="string">
            <text:p>41.1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12">
            <text:p>412</text:p>
          </table:table-cell>
          <table:table-cell office:value-type="string">
            <text:p>38.59</text:p>
          </table:table-cell>
          <table:table-cell office:value-type="string">
            <text:p>40.34</text:p>
          </table:table-cell>
          <table:table-cell office:value-type="string">
            <text:p>40.88</text:p>
          </table:table-cell>
          <table:table-cell office:value-type="string">
            <text:p>41.6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14">
            <text:p>414</text:p>
          </table:table-cell>
          <table:table-cell office:value-type="string">
            <text:p>38.64</text:p>
          </table:table-cell>
          <table:table-cell office:value-type="string">
            <text:p>40.51</text:p>
          </table:table-cell>
          <table:table-cell office:value-type="string">
            <text:p>41.37</text:p>
          </table:table-cell>
          <table:table-cell office:value-type="string">
            <text:p>42.0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16">
            <text:p>416</text:p>
          </table:table-cell>
          <table:table-cell office:value-type="string">
            <text:p>38.71</text:p>
          </table:table-cell>
          <table:table-cell office:value-type="string">
            <text:p>40.70</text:p>
          </table:table-cell>
          <table:table-cell office:value-type="string">
            <text:p>41.86</text:p>
          </table:table-cell>
          <table:table-cell office:value-type="string">
            <text:p>42.5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18">
            <text:p>418</text:p>
          </table:table-cell>
          <table:table-cell office:value-type="string">
            <text:p>38.81</text:p>
          </table:table-cell>
          <table:table-cell office:value-type="string">
            <text:p>40.91</text:p>
          </table:table-cell>
          <table:table-cell office:value-type="string">
            <text:p>42.32</text:p>
          </table:table-cell>
          <table:table-cell office:value-type="string">
            <text:p>42.9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20">
            <text:p>420</text:p>
          </table:table-cell>
          <table:table-cell office:value-type="string">
            <text:p>38.92</text:p>
          </table:table-cell>
          <table:table-cell office:value-type="string">
            <text:p>41.14</text:p>
          </table:table-cell>
          <table:table-cell office:value-type="string">
            <text:p>42.76</text:p>
          </table:table-cell>
          <table:table-cell office:value-type="string">
            <text:p>43.3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22">
            <text:p>422</text:p>
          </table:table-cell>
          <table:table-cell office:value-type="string">
            <text:p>39.05</text:p>
          </table:table-cell>
          <table:table-cell office:value-type="string">
            <text:p>41.38</text:p>
          </table:table-cell>
          <table:table-cell office:value-type="string">
            <text:p>43.18</text:p>
          </table:table-cell>
          <table:table-cell office:value-type="string">
            <text:p>43.6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24">
            <text:p>424</text:p>
          </table:table-cell>
          <table:table-cell office:value-type="string">
            <text:p>39.19</text:p>
          </table:table-cell>
          <table:table-cell office:value-type="string">
            <text:p>41.62</text:p>
          </table:table-cell>
          <table:table-cell office:value-type="string">
            <text:p>43.58</text:p>
          </table:table-cell>
          <table:table-cell office:value-type="string">
            <text:p>44.0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26">
            <text:p>426</text:p>
          </table:table-cell>
          <table:table-cell office:value-type="string">
            <text:p>39.34</text:p>
          </table:table-cell>
          <table:table-cell office:value-type="string">
            <text:p>41.87</text:p>
          </table:table-cell>
          <table:table-cell office:value-type="string">
            <text:p>43.96</text:p>
          </table:table-cell>
          <table:table-cell office:value-type="string">
            <text:p>44.3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28">
            <text:p>428</text:p>
          </table:table-cell>
          <table:table-cell office:value-type="string">
            <text:p>39.50</text:p>
          </table:table-cell>
          <table:table-cell office:value-type="string">
            <text:p>42.11</text:p>
          </table:table-cell>
          <table:table-cell office:value-type="string">
            <text:p>44.32</text:p>
          </table:table-cell>
          <table:table-cell office:value-type="string">
            <text:p>44.6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30">
            <text:p>430</text:p>
          </table:table-cell>
          <table:table-cell office:value-type="string">
            <text:p>39.66</text:p>
          </table:table-cell>
          <table:table-cell office:value-type="string">
            <text:p>42.37</text:p>
          </table:table-cell>
          <table:table-cell office:value-type="string">
            <text:p>44.65</text:p>
          </table:table-cell>
          <table:table-cell office:value-type="string">
            <text:p>44.9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32">
            <text:p>432</text:p>
          </table:table-cell>
          <table:table-cell office:value-type="string">
            <text:p>39.83</text:p>
          </table:table-cell>
          <table:table-cell office:value-type="string">
            <text:p>42.62</text:p>
          </table:table-cell>
          <table:table-cell office:value-type="string">
            <text:p>44.97</text:p>
          </table:table-cell>
          <table:table-cell office:value-type="string">
            <text:p>45.2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34">
            <text:p>434</text:p>
          </table:table-cell>
          <table:table-cell office:value-type="string">
            <text:p>40.01</text:p>
          </table:table-cell>
          <table:table-cell office:value-type="string">
            <text:p>42.87</text:p>
          </table:table-cell>
          <table:table-cell office:value-type="string">
            <text:p>45.27</text:p>
          </table:table-cell>
          <table:table-cell office:value-type="string">
            <text:p>45.5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36">
            <text:p>436</text:p>
          </table:table-cell>
          <table:table-cell office:value-type="string">
            <text:p>40.17</text:p>
          </table:table-cell>
          <table:table-cell office:value-type="string">
            <text:p>43.12</text:p>
          </table:table-cell>
          <table:table-cell office:value-type="string">
            <text:p>45.55</text:p>
          </table:table-cell>
          <table:table-cell office:value-type="string">
            <text:p>45.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38">
            <text:p>438</text:p>
          </table:table-cell>
          <table:table-cell office:value-type="string">
            <text:p>40.34</text:p>
          </table:table-cell>
          <table:table-cell office:value-type="string">
            <text:p>43.38</text:p>
          </table:table-cell>
          <table:table-cell office:value-type="string">
            <text:p>45.83</text:p>
          </table:table-cell>
          <table:table-cell office:value-type="string">
            <text:p>46.0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40">
            <text:p>440</text:p>
          </table:table-cell>
          <table:table-cell office:value-type="string">
            <text:p>40.52</text:p>
          </table:table-cell>
          <table:table-cell office:value-type="string">
            <text:p>43.62</text:p>
          </table:table-cell>
          <table:table-cell office:value-type="string">
            <text:p>46.08</text:p>
          </table:table-cell>
          <table:table-cell office:value-type="string">
            <text:p>46.2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42">
            <text:p>442</text:p>
          </table:table-cell>
          <table:table-cell office:value-type="string">
            <text:p>40.69</text:p>
          </table:table-cell>
          <table:table-cell office:value-type="string">
            <text:p>43.86</text:p>
          </table:table-cell>
          <table:table-cell office:value-type="string">
            <text:p>46.14</text:p>
          </table:table-cell>
          <table:table-cell office:value-type="string">
            <text:p>46.1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44">
            <text:p>444</text:p>
          </table:table-cell>
          <table:table-cell office:value-type="string">
            <text:p>40.86</text:p>
          </table:table-cell>
          <table:table-cell office:value-type="string">
            <text:p>44.05</text:p>
          </table:table-cell>
          <table:table-cell office:value-type="string">
            <text:p>45.99</text:p>
          </table:table-cell>
          <table:table-cell office:value-type="string">
            <text:p>45.9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46">
            <text:p>446</text:p>
          </table:table-cell>
          <table:table-cell office:value-type="string">
            <text:p>41.01</text:p>
          </table:table-cell>
          <table:table-cell office:value-type="string">
            <text:p>44.17</text:p>
          </table:table-cell>
          <table:table-cell office:value-type="string">
            <text:p>45.69</text:p>
          </table:table-cell>
          <table:table-cell office:value-type="string">
            <text:p>45.5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48">
            <text:p>448</text:p>
          </table:table-cell>
          <table:table-cell office:value-type="string">
            <text:p>41.13</text:p>
          </table:table-cell>
          <table:table-cell office:value-type="string">
            <text:p>44.22</text:p>
          </table:table-cell>
          <table:table-cell office:value-type="string">
            <text:p>45.32</text:p>
          </table:table-cell>
          <table:table-cell office:value-type="string">
            <text:p>45.1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50">
            <text:p>450</text:p>
          </table:table-cell>
          <table:table-cell office:value-type="string">
            <text:p>41.23</text:p>
          </table:table-cell>
          <table:table-cell office:value-type="string">
            <text:p>44.21</text:p>
          </table:table-cell>
          <table:table-cell office:value-type="string">
            <text:p>44.92</text:p>
          </table:table-cell>
          <table:table-cell office:value-type="string">
            <text:p>44.7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52">
            <text:p>452</text:p>
          </table:table-cell>
          <table:table-cell office:value-type="string">
            <text:p>41.29</text:p>
          </table:table-cell>
          <table:table-cell office:value-type="string">
            <text:p>44.17</text:p>
          </table:table-cell>
          <table:table-cell office:value-type="string">
            <text:p>44.51</text:p>
          </table:table-cell>
          <table:table-cell office:value-type="string">
            <text:p>44.3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54">
            <text:p>454</text:p>
          </table:table-cell>
          <table:table-cell office:value-type="string">
            <text:p>41.32</text:p>
          </table:table-cell>
          <table:table-cell office:value-type="string">
            <text:p>44.09</text:p>
          </table:table-cell>
          <table:table-cell office:value-type="string">
            <text:p>44.11</text:p>
          </table:table-cell>
          <table:table-cell office:value-type="string">
            <text:p>43.9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56">
            <text:p>456</text:p>
          </table:table-cell>
          <table:table-cell office:value-type="string">
            <text:p>41.33</text:p>
          </table:table-cell>
          <table:table-cell office:value-type="string">
            <text:p>43.98</text:p>
          </table:table-cell>
          <table:table-cell office:value-type="string">
            <text:p>43.73</text:p>
          </table:table-cell>
          <table:table-cell office:value-type="string">
            <text:p>43.6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58">
            <text:p>458</text:p>
          </table:table-cell>
          <table:table-cell office:value-type="string">
            <text:p>41.32</text:p>
          </table:table-cell>
          <table:table-cell office:value-type="string">
            <text:p>43.85</text:p>
          </table:table-cell>
          <table:table-cell office:value-type="string">
            <text:p>43.38</text:p>
          </table:table-cell>
          <table:table-cell office:value-type="string">
            <text:p>43.3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60">
            <text:p>460</text:p>
          </table:table-cell>
          <table:table-cell office:value-type="string">
            <text:p>41.29</text:p>
          </table:table-cell>
          <table:table-cell office:value-type="string">
            <text:p>43.72</text:p>
          </table:table-cell>
          <table:table-cell office:value-type="string">
            <text:p>43.04</text:p>
          </table:table-cell>
          <table:table-cell office:value-type="string">
            <text:p>43.0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62">
            <text:p>462</text:p>
          </table:table-cell>
          <table:table-cell office:value-type="string">
            <text:p>41.24</text:p>
          </table:table-cell>
          <table:table-cell office:value-type="string">
            <text:p>43.58</text:p>
          </table:table-cell>
          <table:table-cell office:value-type="string">
            <text:p>42.72</text:p>
          </table:table-cell>
          <table:table-cell office:value-type="string">
            <text:p>42.7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64">
            <text:p>464</text:p>
          </table:table-cell>
          <table:table-cell office:value-type="string">
            <text:p>41.19</text:p>
          </table:table-cell>
          <table:table-cell office:value-type="string">
            <text:p>43.42</text:p>
          </table:table-cell>
          <table:table-cell office:value-type="string">
            <text:p>42.42</text:p>
          </table:table-cell>
          <table:table-cell office:value-type="string">
            <text:p>42.5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66">
            <text:p>466</text:p>
          </table:table-cell>
          <table:table-cell office:value-type="string">
            <text:p>41.13</text:p>
          </table:table-cell>
          <table:table-cell office:value-type="string">
            <text:p>43.27</text:p>
          </table:table-cell>
          <table:table-cell office:value-type="string">
            <text:p>42.14</text:p>
          </table:table-cell>
          <table:table-cell office:value-type="string">
            <text:p>42.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68">
            <text:p>468</text:p>
          </table:table-cell>
          <table:table-cell office:value-type="string">
            <text:p>41.05</text:p>
          </table:table-cell>
          <table:table-cell office:value-type="string">
            <text:p>43.11</text:p>
          </table:table-cell>
          <table:table-cell office:value-type="string">
            <text:p>41.89</text:p>
          </table:table-cell>
          <table:table-cell office:value-type="string">
            <text:p>42.0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70">
            <text:p>470</text:p>
          </table:table-cell>
          <table:table-cell office:value-type="string">
            <text:p>40.98</text:p>
          </table:table-cell>
          <table:table-cell office:value-type="string">
            <text:p>42.95</text:p>
          </table:table-cell>
          <table:table-cell office:value-type="string">
            <text:p>41.65</text:p>
          </table:table-cell>
          <table:table-cell office:value-type="string">
            <text:p>41.8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72">
            <text:p>472</text:p>
          </table:table-cell>
          <table:table-cell office:value-type="string">
            <text:p>40.90</text:p>
          </table:table-cell>
          <table:table-cell office:value-type="string">
            <text:p>42.78</text:p>
          </table:table-cell>
          <table:table-cell office:value-type="string">
            <text:p>41.42</text:p>
          </table:table-cell>
          <table:table-cell office:value-type="string">
            <text:p>41.6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74">
            <text:p>474</text:p>
          </table:table-cell>
          <table:table-cell office:value-type="string">
            <text:p>40.82</text:p>
          </table:table-cell>
          <table:table-cell office:value-type="string">
            <text:p>42.62</text:p>
          </table:table-cell>
          <table:table-cell office:value-type="string">
            <text:p>41.21</text:p>
          </table:table-cell>
          <table:table-cell office:value-type="string">
            <text:p>41.4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76">
            <text:p>476</text:p>
          </table:table-cell>
          <table:table-cell office:value-type="string">
            <text:p>40.73</text:p>
          </table:table-cell>
          <table:table-cell office:value-type="string">
            <text:p>42.46</text:p>
          </table:table-cell>
          <table:table-cell office:value-type="string">
            <text:p>41.01</text:p>
          </table:table-cell>
          <table:table-cell office:value-type="string">
            <text:p>41.3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78">
            <text:p>478</text:p>
          </table:table-cell>
          <table:table-cell office:value-type="string">
            <text:p>40.65</text:p>
          </table:table-cell>
          <table:table-cell office:value-type="string">
            <text:p>42.29</text:p>
          </table:table-cell>
          <table:table-cell office:value-type="string">
            <text:p>40.83</text:p>
          </table:table-cell>
          <table:table-cell office:value-type="string">
            <text:p>41.1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80">
            <text:p>480</text:p>
          </table:table-cell>
          <table:table-cell office:value-type="string">
            <text:p>40.56</text:p>
          </table:table-cell>
          <table:table-cell office:value-type="string">
            <text:p>42.13</text:p>
          </table:table-cell>
          <table:table-cell office:value-type="string">
            <text:p>40.67</text:p>
          </table:table-cell>
          <table:table-cell office:value-type="string">
            <text:p>41.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82">
            <text:p>482</text:p>
          </table:table-cell>
          <table:table-cell office:value-type="string">
            <text:p>40.47</text:p>
          </table:table-cell>
          <table:table-cell office:value-type="string">
            <text:p>41.98</text:p>
          </table:table-cell>
          <table:table-cell office:value-type="string">
            <text:p>40.69</text:p>
          </table:table-cell>
          <table:table-cell office:value-type="string">
            <text:p>41.1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84">
            <text:p>484</text:p>
          </table:table-cell>
          <table:table-cell office:value-type="string">
            <text:p>40.40</text:p>
          </table:table-cell>
          <table:table-cell office:value-type="string">
            <text:p>41.88</text:p>
          </table:table-cell>
          <table:table-cell office:value-type="string">
            <text:p>40.94</text:p>
          </table:table-cell>
          <table:table-cell office:value-type="string">
            <text:p>41.4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86">
            <text:p>486</text:p>
          </table:table-cell>
          <table:table-cell office:value-type="string">
            <text:p>40.33</text:p>
          </table:table-cell>
          <table:table-cell office:value-type="string">
            <text:p>41.84</text:p>
          </table:table-cell>
          <table:table-cell office:value-type="string">
            <text:p>41.32</text:p>
          </table:table-cell>
          <table:table-cell office:value-type="string">
            <text:p>41.9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88">
            <text:p>488</text:p>
          </table:table-cell>
          <table:table-cell office:value-type="string">
            <text:p>40.29</text:p>
          </table:table-cell>
          <table:table-cell office:value-type="string">
            <text:p>41.88</text:p>
          </table:table-cell>
          <table:table-cell office:value-type="string">
            <text:p>41.78</text:p>
          </table:table-cell>
          <table:table-cell office:value-type="string">
            <text:p>42.4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90">
            <text:p>490</text:p>
          </table:table-cell>
          <table:table-cell office:value-type="string">
            <text:p>40.28</text:p>
          </table:table-cell>
          <table:table-cell office:value-type="string">
            <text:p>41.97</text:p>
          </table:table-cell>
          <table:table-cell office:value-type="string">
            <text:p>42.28</text:p>
          </table:table-cell>
          <table:table-cell office:value-type="string">
            <text:p>42.9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492">
            <text:p>492</text:p>
          </table:table-cell>
          <table:table-cell office:value-type="string">
            <text:p>40.30</text:p>
          </table:table-cell>
          <table:table-cell office:value-type="string">
            <text:p>42.10</text:p>
          </table:table-cell>
          <table:table-cell office:value-type="string">
            <text:p>42.77</text:p>
          </table:table-cell>
          <table:table-cell office:value-type="string">
            <text:p>43.4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4">
            <text:p>494</text:p>
          </table:table-cell>
          <table:table-cell office:value-type="string">
            <text:p>40.35</text:p>
          </table:table-cell>
          <table:table-cell office:value-type="string">
            <text:p>42.27</text:p>
          </table:table-cell>
          <table:table-cell office:value-type="string">
            <text:p>43.25</text:p>
          </table:table-cell>
          <table:table-cell office:value-type="string">
            <text:p>43.8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6">
            <text:p>496</text:p>
          </table:table-cell>
          <table:table-cell office:value-type="string">
            <text:p>40.42</text:p>
          </table:table-cell>
          <table:table-cell office:value-type="string">
            <text:p>42.47</text:p>
          </table:table-cell>
          <table:table-cell office:value-type="string">
            <text:p>43.72</text:p>
          </table:table-cell>
          <table:table-cell office:value-type="string">
            <text:p>44.2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string">
            <text:p>40.52</text:p>
          </table:table-cell>
          <table:table-cell office:value-type="string">
            <text:p>42.67</text:p>
          </table:table-cell>
          <table:table-cell office:value-type="string">
            <text:p>44.17</text:p>
          </table:table-cell>
          <table:table-cell office:value-type="string">
            <text:p>44.6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0">
            <text:p>500</text:p>
          </table:table-cell>
          <table:table-cell office:value-type="string">
            <text:p>40.64</text:p>
          </table:table-cell>
          <table:table-cell office:value-type="string">
            <text:p>42.89</text:p>
          </table:table-cell>
          <table:table-cell office:value-type="string">
            <text:p>44.59</text:p>
          </table:table-cell>
          <table:table-cell office:value-type="string">
            <text:p>45.0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02">
            <text:p>502</text:p>
          </table:table-cell>
          <table:table-cell office:value-type="string">
            <text:p>40.77</text:p>
          </table:table-cell>
          <table:table-cell office:value-type="string">
            <text:p>43.12</text:p>
          </table:table-cell>
          <table:table-cell office:value-type="string">
            <text:p>44.98</text:p>
          </table:table-cell>
          <table:table-cell office:value-type="string">
            <text:p>45.3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4">
            <text:p>504</text:p>
          </table:table-cell>
          <table:table-cell office:value-type="string">
            <text:p>40.90</text:p>
          </table:table-cell>
          <table:table-cell office:value-type="string">
            <text:p>43.36</text:p>
          </table:table-cell>
          <table:table-cell office:value-type="string">
            <text:p>45.36</text:p>
          </table:table-cell>
          <table:table-cell office:value-type="string">
            <text:p>45.7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string">
            <text:p>41.05</text:p>
          </table:table-cell>
          <table:table-cell office:value-type="string">
            <text:p>43.60</text:p>
          </table:table-cell>
          <table:table-cell office:value-type="string">
            <text:p>45.72</text:p>
          </table:table-cell>
          <table:table-cell office:value-type="string">
            <text:p>46.0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08">
            <text:p>508</text:p>
          </table:table-cell>
          <table:table-cell office:value-type="string">
            <text:p>41.20</text:p>
          </table:table-cell>
          <table:table-cell office:value-type="string">
            <text:p>43.84</text:p>
          </table:table-cell>
          <table:table-cell office:value-type="string">
            <text:p>46.05</text:p>
          </table:table-cell>
          <table:table-cell office:value-type="string">
            <text:p>46.3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0">
            <text:p>510</text:p>
          </table:table-cell>
          <table:table-cell office:value-type="string">
            <text:p>41.36</text:p>
          </table:table-cell>
          <table:table-cell office:value-type="string">
            <text:p>44.08</text:p>
          </table:table-cell>
          <table:table-cell office:value-type="string">
            <text:p>46.37</text:p>
          </table:table-cell>
          <table:table-cell office:value-type="string">
            <text:p>46.6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string">
            <text:p>41.52</text:p>
          </table:table-cell>
          <table:table-cell office:value-type="string">
            <text:p>44.32</text:p>
          </table:table-cell>
          <table:table-cell office:value-type="string">
            <text:p>46.67</text:p>
          </table:table-cell>
          <table:table-cell office:value-type="string">
            <text:p>46.8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14">
            <text:p>514</text:p>
          </table:table-cell>
          <table:table-cell office:value-type="string">
            <text:p>41.68</text:p>
          </table:table-cell>
          <table:table-cell office:value-type="string">
            <text:p>44.56</text:p>
          </table:table-cell>
          <table:table-cell office:value-type="string">
            <text:p>46.95</text:p>
          </table:table-cell>
          <table:table-cell office:value-type="string">
            <text:p>47.1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16">
            <text:p>516</text:p>
          </table:table-cell>
          <table:table-cell office:value-type="string">
            <text:p>41.84</text:p>
          </table:table-cell>
          <table:table-cell office:value-type="string">
            <text:p>44.80</text:p>
          </table:table-cell>
          <table:table-cell office:value-type="string">
            <text:p>47.23</text:p>
          </table:table-cell>
          <table:table-cell office:value-type="string">
            <text:p>47.3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18">
            <text:p>518</text:p>
          </table:table-cell>
          <table:table-cell office:value-type="string">
            <text:p>42.00</text:p>
          </table:table-cell>
          <table:table-cell office:value-type="string">
            <text:p>45.04</text:p>
          </table:table-cell>
          <table:table-cell office:value-type="string">
            <text:p>47.48</text:p>
          </table:table-cell>
          <table:table-cell office:value-type="string">
            <text:p>47.6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20">
            <text:p>520</text:p>
          </table:table-cell>
          <table:table-cell office:value-type="string">
            <text:p>42.17</text:p>
          </table:table-cell>
          <table:table-cell office:value-type="string">
            <text:p>45.28</text:p>
          </table:table-cell>
          <table:table-cell office:value-type="string">
            <text:p>47.70</text:p>
          </table:table-cell>
          <table:table-cell office:value-type="string">
            <text:p>47.8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22">
            <text:p>522</text:p>
          </table:table-cell>
          <table:table-cell office:value-type="string">
            <text:p>42.34</text:p>
          </table:table-cell>
          <table:table-cell office:value-type="string">
            <text:p>45.50</text:p>
          </table:table-cell>
          <table:table-cell office:value-type="string">
            <text:p>47.74</text:p>
          </table:table-cell>
          <table:table-cell office:value-type="string">
            <text:p>47.7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24">
            <text:p>524</text:p>
          </table:table-cell>
          <table:table-cell office:value-type="string">
            <text:p>42.49</text:p>
          </table:table-cell>
          <table:table-cell office:value-type="string">
            <text:p>45.68</text:p>
          </table:table-cell>
          <table:table-cell office:value-type="string">
            <text:p>47.57</text:p>
          </table:table-cell>
          <table:table-cell office:value-type="string">
            <text:p>47.4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526">
            <text:p>526</text:p>
          </table:table-cell>
          <table:table-cell office:value-type="string">
            <text:p>42.64</text:p>
          </table:table-cell>
          <table:table-cell office:value-type="string">
            <text:p>45.79</text:p>
          </table:table-cell>
          <table:table-cell office:value-type="string">
            <text:p>47.25</text:p>
          </table:table-cell>
          <table:table-cell office:value-type="string">
            <text:p>47.0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528">
            <text:p>528</text:p>
          </table:table-cell>
          <table:table-cell office:value-type="string">
            <text:p>42.75</text:p>
          </table:table-cell>
          <table:table-cell office:value-type="string">
            <text:p>45.82</text:p>
          </table:table-cell>
          <table:table-cell office:value-type="string">
            <text:p>46.88</text:p>
          </table:table-cell>
          <table:table-cell office:value-type="string">
            <text:p>46.6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530">
            <text:p>530</text:p>
          </table:table-cell>
          <table:table-cell office:value-type="string">
            <text:p>42.83</text:p>
          </table:table-cell>
          <table:table-cell office:value-type="string">
            <text:p>45.80</text:p>
          </table:table-cell>
          <table:table-cell office:value-type="string">
            <text:p>46.47</text:p>
          </table:table-cell>
          <table:table-cell office:value-type="string">
            <text:p>46.2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32">
            <text:p>532</text:p>
          </table:table-cell>
          <table:table-cell office:value-type="string">
            <text:p>42.89</text:p>
          </table:table-cell>
          <table:table-cell office:value-type="string">
            <text:p>45.74</text:p>
          </table:table-cell>
          <table:table-cell office:value-type="string">
            <text:p>46.07</text:p>
          </table:table-cell>
          <table:table-cell office:value-type="string">
            <text:p>45.8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34">
            <text:p>534</text:p>
          </table:table-cell>
          <table:table-cell office:value-type="string">
            <text:p>42.91</text:p>
          </table:table-cell>
          <table:table-cell office:value-type="string">
            <text:p>45.65</text:p>
          </table:table-cell>
          <table:table-cell office:value-type="string">
            <text:p>45.67</text:p>
          </table:table-cell>
          <table:table-cell office:value-type="string">
            <text:p>45.4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36">
            <text:p>536</text:p>
          </table:table-cell>
          <table:table-cell office:value-type="string">
            <text:p>42.91</text:p>
          </table:table-cell>
          <table:table-cell office:value-type="string">
            <text:p>45.54</text:p>
          </table:table-cell>
          <table:table-cell office:value-type="string">
            <text:p>45.29</text:p>
          </table:table-cell>
          <table:table-cell office:value-type="string">
            <text:p>45.1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38">
            <text:p>538</text:p>
          </table:table-cell>
          <table:table-cell office:value-type="string">
            <text:p>42.89</text:p>
          </table:table-cell>
          <table:table-cell office:value-type="string">
            <text:p>45.41</text:p>
          </table:table-cell>
          <table:table-cell office:value-type="string">
            <text:p>44.93</text:p>
          </table:table-cell>
          <table:table-cell office:value-type="string">
            <text:p>44.8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540">
            <text:p>540</text:p>
          </table:table-cell>
          <table:table-cell office:value-type="string">
            <text:p>42.86</text:p>
          </table:table-cell>
          <table:table-cell office:value-type="string">
            <text:p>45.27</text:p>
          </table:table-cell>
          <table:table-cell office:value-type="string">
            <text:p>44.59</text:p>
          </table:table-cell>
          <table:table-cell office:value-type="string">
            <text:p>44.5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42">
            <text:p>542</text:p>
          </table:table-cell>
          <table:table-cell office:value-type="string">
            <text:p>42.80</text:p>
          </table:table-cell>
          <table:table-cell office:value-type="string">
            <text:p>45.12</text:p>
          </table:table-cell>
          <table:table-cell office:value-type="string">
            <text:p>44.26</text:p>
          </table:table-cell>
          <table:table-cell office:value-type="string">
            <text:p>44.2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44">
            <text:p>544</text:p>
          </table:table-cell>
          <table:table-cell office:value-type="string">
            <text:p>42.74</text:p>
          </table:table-cell>
          <table:table-cell office:value-type="string">
            <text:p>44.97</text:p>
          </table:table-cell>
          <table:table-cell office:value-type="string">
            <text:p>43.96</text:p>
          </table:table-cell>
          <table:table-cell office:value-type="string">
            <text:p>44.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46">
            <text:p>546</text:p>
          </table:table-cell>
          <table:table-cell office:value-type="string">
            <text:p>42.68</text:p>
          </table:table-cell>
          <table:table-cell office:value-type="string">
            <text:p>44.80</text:p>
          </table:table-cell>
          <table:table-cell office:value-type="string">
            <text:p>43.68</text:p>
          </table:table-cell>
          <table:table-cell office:value-type="string">
            <text:p>43.7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548">
            <text:p>548</text:p>
          </table:table-cell>
          <table:table-cell office:value-type="string">
            <text:p>42.60</text:p>
          </table:table-cell>
          <table:table-cell office:value-type="string">
            <text:p>44.63</text:p>
          </table:table-cell>
          <table:table-cell office:value-type="string">
            <text:p>43.43</text:p>
          </table:table-cell>
          <table:table-cell office:value-type="string">
            <text:p>43.5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50">
            <text:p>550</text:p>
          </table:table-cell>
          <table:table-cell office:value-type="string">
            <text:p>42.52</text:p>
          </table:table-cell>
          <table:table-cell office:value-type="string">
            <text:p>44.47</text:p>
          </table:table-cell>
          <table:table-cell office:value-type="string">
            <text:p>43.18</text:p>
          </table:table-cell>
          <table:table-cell office:value-type="string">
            <text:p>43.3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552">
            <text:p>552</text:p>
          </table:table-cell>
          <table:table-cell office:value-type="string">
            <text:p>42.44</text:p>
          </table:table-cell>
          <table:table-cell office:value-type="string">
            <text:p>44.30</text:p>
          </table:table-cell>
          <table:table-cell office:value-type="string">
            <text:p>42.95</text:p>
          </table:table-cell>
          <table:table-cell office:value-type="string">
            <text:p>43.1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554">
            <text:p>554</text:p>
          </table:table-cell>
          <table:table-cell office:value-type="string">
            <text:p>42.35</text:p>
          </table:table-cell>
          <table:table-cell office:value-type="string">
            <text:p>44.13</text:p>
          </table:table-cell>
          <table:table-cell office:value-type="string">
            <text:p>42.74</text:p>
          </table:table-cell>
          <table:table-cell office:value-type="string">
            <text:p>42.9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556">
            <text:p>556</text:p>
          </table:table-cell>
          <table:table-cell office:value-type="string">
            <text:p>42.26</text:p>
          </table:table-cell>
          <table:table-cell office:value-type="string">
            <text:p>43.96</text:p>
          </table:table-cell>
          <table:table-cell office:value-type="string">
            <text:p>42.53</text:p>
          </table:table-cell>
          <table:table-cell office:value-type="string">
            <text:p>42.7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58">
            <text:p>558</text:p>
          </table:table-cell>
          <table:table-cell office:value-type="string">
            <text:p>42.17</text:p>
          </table:table-cell>
          <table:table-cell office:value-type="string">
            <text:p>43.79</text:p>
          </table:table-cell>
          <table:table-cell office:value-type="string">
            <text:p>42.35</text:p>
          </table:table-cell>
          <table:table-cell office:value-type="string">
            <text:p>42.5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60">
            <text:p>560</text:p>
          </table:table-cell>
          <table:table-cell office:value-type="string">
            <text:p>42.08</text:p>
          </table:table-cell>
          <table:table-cell office:value-type="string">
            <text:p>43.63</text:p>
          </table:table-cell>
          <table:table-cell office:value-type="string">
            <text:p>42.19</text:p>
          </table:table-cell>
          <table:table-cell office:value-type="string">
            <text:p>42.4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62">
            <text:p>562</text:p>
          </table:table-cell>
          <table:table-cell office:value-type="string">
            <text:p>41.98</text:p>
          </table:table-cell>
          <table:table-cell office:value-type="string">
            <text:p>43.47</text:p>
          </table:table-cell>
          <table:table-cell office:value-type="string">
            <text:p>42.21</text:p>
          </table:table-cell>
          <table:table-cell office:value-type="string">
            <text:p>42.5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564">
            <text:p>564</text:p>
          </table:table-cell>
          <table:table-cell office:value-type="string">
            <text:p>41.90</text:p>
          </table:table-cell>
          <table:table-cell office:value-type="string">
            <text:p>43.37</text:p>
          </table:table-cell>
          <table:table-cell office:value-type="string">
            <text:p>42.46</text:p>
          </table:table-cell>
          <table:table-cell office:value-type="string">
            <text:p>42.9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566">
            <text:p>566</text:p>
          </table:table-cell>
          <table:table-cell office:value-type="string">
            <text:p>41.83</text:p>
          </table:table-cell>
          <table:table-cell office:value-type="string">
            <text:p>43.33</text:p>
          </table:table-cell>
          <table:table-cell office:value-type="string">
            <text:p>42.84</text:p>
          </table:table-cell>
          <table:table-cell office:value-type="string">
            <text:p>43.4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568">
            <text:p>568</text:p>
          </table:table-cell>
          <table:table-cell office:value-type="string">
            <text:p>41.78</text:p>
          </table:table-cell>
          <table:table-cell office:value-type="string">
            <text:p>43.36</text:p>
          </table:table-cell>
          <table:table-cell office:value-type="string">
            <text:p>43.29</text:p>
          </table:table-cell>
          <table:table-cell office:value-type="string">
            <text:p>43.9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70">
            <text:p>570</text:p>
          </table:table-cell>
          <table:table-cell office:value-type="string">
            <text:p>41.77</text:p>
          </table:table-cell>
          <table:table-cell office:value-type="string">
            <text:p>43.45</text:p>
          </table:table-cell>
          <table:table-cell office:value-type="string">
            <text:p>43.78</text:p>
          </table:table-cell>
          <table:table-cell office:value-type="string">
            <text:p>44.3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572">
            <text:p>572</text:p>
          </table:table-cell>
          <table:table-cell office:value-type="string">
            <text:p>41.79</text:p>
          </table:table-cell>
          <table:table-cell office:value-type="string">
            <text:p>43.58</text:p>
          </table:table-cell>
          <table:table-cell office:value-type="string">
            <text:p>44.25</text:p>
          </table:table-cell>
          <table:table-cell office:value-type="string">
            <text:p>44.8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574">
            <text:p>574</text:p>
          </table:table-cell>
          <table:table-cell office:value-type="string">
            <text:p>41.83</text:p>
          </table:table-cell>
          <table:table-cell office:value-type="string">
            <text:p>43.74</text:p>
          </table:table-cell>
          <table:table-cell office:value-type="string">
            <text:p>44.73</text:p>
          </table:table-cell>
          <table:table-cell office:value-type="string">
            <text:p>45.2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76">
            <text:p>576</text:p>
          </table:table-cell>
          <table:table-cell office:value-type="string">
            <text:p>41.91</text:p>
          </table:table-cell>
          <table:table-cell office:value-type="string">
            <text:p>43.92</text:p>
          </table:table-cell>
          <table:table-cell office:value-type="string">
            <text:p>45.18</text:p>
          </table:table-cell>
          <table:table-cell office:value-type="string">
            <text:p>45.6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578">
            <text:p>578</text:p>
          </table:table-cell>
          <table:table-cell office:value-type="string">
            <text:p>42.00</text:p>
          </table:table-cell>
          <table:table-cell office:value-type="string">
            <text:p>44.13</text:p>
          </table:table-cell>
          <table:table-cell office:value-type="string">
            <text:p>45.61</text:p>
          </table:table-cell>
          <table:table-cell office:value-type="string">
            <text:p>46.0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580">
            <text:p>580</text:p>
          </table:table-cell>
          <table:table-cell office:value-type="string">
            <text:p>42.11</text:p>
          </table:table-cell>
          <table:table-cell office:value-type="string">
            <text:p>44.34</text:p>
          </table:table-cell>
          <table:table-cell office:value-type="string">
            <text:p>46.03</text:p>
          </table:table-cell>
          <table:table-cell office:value-type="string">
            <text:p>46.4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82">
            <text:p>582</text:p>
          </table:table-cell>
          <table:table-cell office:value-type="string">
            <text:p>42.23</text:p>
          </table:table-cell>
          <table:table-cell office:value-type="string">
            <text:p>44.56</text:p>
          </table:table-cell>
          <table:table-cell office:value-type="string">
            <text:p>46.41</text:p>
          </table:table-cell>
          <table:table-cell office:value-type="string">
            <text:p>46.7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84">
            <text:p>584</text:p>
          </table:table-cell>
          <table:table-cell office:value-type="string">
            <text:p>42.36</text:p>
          </table:table-cell>
          <table:table-cell office:value-type="string">
            <text:p>44.78</text:p>
          </table:table-cell>
          <table:table-cell office:value-type="string">
            <text:p>46.79</text:p>
          </table:table-cell>
          <table:table-cell office:value-type="string">
            <text:p>47.0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586">
            <text:p>586</text:p>
          </table:table-cell>
          <table:table-cell office:value-type="string">
            <text:p>42.50</text:p>
          </table:table-cell>
          <table:table-cell office:value-type="string">
            <text:p>45.02</text:p>
          </table:table-cell>
          <table:table-cell office:value-type="string">
            <text:p>47.13</text:p>
          </table:table-cell>
          <table:table-cell office:value-type="string">
            <text:p>47.3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588">
            <text:p>588</text:p>
          </table:table-cell>
          <table:table-cell office:value-type="string">
            <text:p>42.64</text:p>
          </table:table-cell>
          <table:table-cell office:value-type="string">
            <text:p>45.24</text:p>
          </table:table-cell>
          <table:table-cell office:value-type="string">
            <text:p>47.46</text:p>
          </table:table-cell>
          <table:table-cell office:value-type="string">
            <text:p>47.6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90">
            <text:p>590</text:p>
          </table:table-cell>
          <table:table-cell office:value-type="string">
            <text:p>42.79</text:p>
          </table:table-cell>
          <table:table-cell office:value-type="string">
            <text:p>45.49</text:p>
          </table:table-cell>
          <table:table-cell office:value-type="string">
            <text:p>47.77</text:p>
          </table:table-cell>
          <table:table-cell office:value-type="string">
            <text:p>47.9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592">
            <text:p>592</text:p>
          </table:table-cell>
          <table:table-cell office:value-type="string">
            <text:p>42.95</text:p>
          </table:table-cell>
          <table:table-cell office:value-type="string">
            <text:p>45.72</text:p>
          </table:table-cell>
          <table:table-cell office:value-type="string">
            <text:p>48.06</text:p>
          </table:table-cell>
          <table:table-cell office:value-type="string">
            <text:p>48.2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594">
            <text:p>594</text:p>
          </table:table-cell>
          <table:table-cell office:value-type="string">
            <text:p>43.10</text:p>
          </table:table-cell>
          <table:table-cell office:value-type="string">
            <text:p>45.95</text:p>
          </table:table-cell>
          <table:table-cell office:value-type="string">
            <text:p>48.34</text:p>
          </table:table-cell>
          <table:table-cell office:value-type="string">
            <text:p>48.4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596">
            <text:p>596</text:p>
          </table:table-cell>
          <table:table-cell office:value-type="string">
            <text:p>43.26</text:p>
          </table:table-cell>
          <table:table-cell office:value-type="string">
            <text:p>46.19</text:p>
          </table:table-cell>
          <table:table-cell office:value-type="string">
            <text:p>48.61</text:p>
          </table:table-cell>
          <table:table-cell office:value-type="string">
            <text:p>48.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98">
            <text:p>598</text:p>
          </table:table-cell>
          <table:table-cell office:value-type="string">
            <text:p>43.42</text:p>
          </table:table-cell>
          <table:table-cell office:value-type="string">
            <text:p>46.42</text:p>
          </table:table-cell>
          <table:table-cell office:value-type="string">
            <text:p>48.86</text:p>
          </table:table-cell>
          <table:table-cell office:value-type="string">
            <text:p>48.9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600">
            <text:p>600</text:p>
          </table:table-cell>
          <table:table-cell office:value-type="string">
            <text:p>43.58</text:p>
          </table:table-cell>
          <table:table-cell office:value-type="string">
            <text:p>46.65</text:p>
          </table:table-cell>
          <table:table-cell office:value-type="string">
            <text:p>49.08</text:p>
          </table:table-cell>
          <table:table-cell office:value-type="string">
            <text:p>49.1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02">
            <text:p>602</text:p>
          </table:table-cell>
          <table:table-cell office:value-type="string">
            <text:p>43.74</text:p>
          </table:table-cell>
          <table:table-cell office:value-type="string">
            <text:p>46.87</text:p>
          </table:table-cell>
          <table:table-cell office:value-type="string">
            <text:p>49.14</text:p>
          </table:table-cell>
          <table:table-cell office:value-type="string">
            <text:p>49.0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604">
            <text:p>604</text:p>
          </table:table-cell>
          <table:table-cell office:value-type="string">
            <text:p>43.89</text:p>
          </table:table-cell>
          <table:table-cell office:value-type="string">
            <text:p>47.05</text:p>
          </table:table-cell>
          <table:table-cell office:value-type="string">
            <text:p>48.98</text:p>
          </table:table-cell>
          <table:table-cell office:value-type="string">
            <text:p>48.8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06">
            <text:p>606</text:p>
          </table:table-cell>
          <table:table-cell office:value-type="string">
            <text:p>44.03</text:p>
          </table:table-cell>
          <table:table-cell office:value-type="string">
            <text:p>47.15</text:p>
          </table:table-cell>
          <table:table-cell office:value-type="string">
            <text:p>48.67</text:p>
          </table:table-cell>
          <table:table-cell office:value-type="string">
            <text:p>48.4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08">
            <text:p>608</text:p>
          </table:table-cell>
          <table:table-cell office:value-type="string">
            <text:p>44.15</text:p>
          </table:table-cell>
          <table:table-cell office:value-type="string">
            <text:p>47.19</text:p>
          </table:table-cell>
          <table:table-cell office:value-type="string">
            <text:p>48.30</text:p>
          </table:table-cell>
          <table:table-cell office:value-type="string">
            <text:p>47.9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610">
            <text:p>610</text:p>
          </table:table-cell>
          <table:table-cell office:value-type="string">
            <text:p>44.23</text:p>
          </table:table-cell>
          <table:table-cell office:value-type="string">
            <text:p>47.17</text:p>
          </table:table-cell>
          <table:table-cell office:value-type="string">
            <text:p>47.89</text:p>
          </table:table-cell>
          <table:table-cell office:value-type="string">
            <text:p>47.5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12">
            <text:p>612</text:p>
          </table:table-cell>
          <table:table-cell office:value-type="string">
            <text:p>44.28</text:p>
          </table:table-cell>
          <table:table-cell office:value-type="string">
            <text:p>47.11</text:p>
          </table:table-cell>
          <table:table-cell office:value-type="string">
            <text:p>47.48</text:p>
          </table:table-cell>
          <table:table-cell office:value-type="string">
            <text:p>47.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14">
            <text:p>614</text:p>
          </table:table-cell>
          <table:table-cell office:value-type="string">
            <text:p>44.30</text:p>
          </table:table-cell>
          <table:table-cell office:value-type="string">
            <text:p>47.01</text:p>
          </table:table-cell>
          <table:table-cell office:value-type="string">
            <text:p>47.08</text:p>
          </table:table-cell>
          <table:table-cell office:value-type="string">
            <text:p>46.8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16">
            <text:p>616</text:p>
          </table:table-cell>
          <table:table-cell office:value-type="string">
            <text:p>44.30</text:p>
          </table:table-cell>
          <table:table-cell office:value-type="string">
            <text:p>46.90</text:p>
          </table:table-cell>
          <table:table-cell office:value-type="string">
            <text:p>46.68</text:p>
          </table:table-cell>
          <table:table-cell office:value-type="string">
            <text:p>46.4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18">
            <text:p>618</text:p>
          </table:table-cell>
          <table:table-cell office:value-type="string">
            <text:p>44.28</text:p>
          </table:table-cell>
          <table:table-cell office:value-type="string">
            <text:p>46.77</text:p>
          </table:table-cell>
          <table:table-cell office:value-type="string">
            <text:p>46.32</text:p>
          </table:table-cell>
          <table:table-cell office:value-type="string">
            <text:p>46.1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20">
            <text:p>620</text:p>
          </table:table-cell>
          <table:table-cell office:value-type="string">
            <text:p>44.23</text:p>
          </table:table-cell>
          <table:table-cell office:value-type="string">
            <text:p>46.62</text:p>
          </table:table-cell>
          <table:table-cell office:value-type="string">
            <text:p>45.97</text:p>
          </table:table-cell>
          <table:table-cell office:value-type="string">
            <text:p>45.8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622">
            <text:p>622</text:p>
          </table:table-cell>
          <table:table-cell office:value-type="string">
            <text:p>44.18</text:p>
          </table:table-cell>
          <table:table-cell office:value-type="string">
            <text:p>46.46</text:p>
          </table:table-cell>
          <table:table-cell office:value-type="string">
            <text:p>45.64</text:p>
          </table:table-cell>
          <table:table-cell office:value-type="string">
            <text:p>45.5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624">
            <text:p>624</text:p>
          </table:table-cell>
          <table:table-cell office:value-type="string">
            <text:p>44.11</text:p>
          </table:table-cell>
          <table:table-cell office:value-type="string">
            <text:p>46.30</text:p>
          </table:table-cell>
          <table:table-cell office:value-type="string">
            <text:p>45.33</text:p>
          </table:table-cell>
          <table:table-cell office:value-type="string">
            <text:p>45.2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626">
            <text:p>626</text:p>
          </table:table-cell>
          <table:table-cell office:value-type="string">
            <text:p>44.04</text:p>
          </table:table-cell>
          <table:table-cell office:value-type="string">
            <text:p>46.13</text:p>
          </table:table-cell>
          <table:table-cell office:value-type="string">
            <text:p>45.04</text:p>
          </table:table-cell>
          <table:table-cell office:value-type="string">
            <text:p>45.0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28">
            <text:p>628</text:p>
          </table:table-cell>
          <table:table-cell office:value-type="string">
            <text:p>43.96</text:p>
          </table:table-cell>
          <table:table-cell office:value-type="string">
            <text:p>45.96</text:p>
          </table:table-cell>
          <table:table-cell office:value-type="string">
            <text:p>44.77</text:p>
          </table:table-cell>
          <table:table-cell office:value-type="string">
            <text:p>44.8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630">
            <text:p>630</text:p>
          </table:table-cell>
          <table:table-cell office:value-type="string">
            <text:p>43.87</text:p>
          </table:table-cell>
          <table:table-cell office:value-type="string">
            <text:p>45.79</text:p>
          </table:table-cell>
          <table:table-cell office:value-type="string">
            <text:p>44.51</text:p>
          </table:table-cell>
          <table:table-cell office:value-type="string">
            <text:p>44.59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632">
            <text:p>632</text:p>
          </table:table-cell>
          <table:table-cell office:value-type="string">
            <text:p>43.79</text:p>
          </table:table-cell>
          <table:table-cell office:value-type="string">
            <text:p>45.61</text:p>
          </table:table-cell>
          <table:table-cell office:value-type="string">
            <text:p>44.26</text:p>
          </table:table-cell>
          <table:table-cell office:value-type="string">
            <text:p>44.3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634">
            <text:p>634</text:p>
          </table:table-cell>
          <table:table-cell office:value-type="string">
            <text:p>43.69</text:p>
          </table:table-cell>
          <table:table-cell office:value-type="string">
            <text:p>45.43</text:p>
          </table:table-cell>
          <table:table-cell office:value-type="string">
            <text:p>44.03</text:p>
          </table:table-cell>
          <table:table-cell office:value-type="string">
            <text:p>44.1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36">
            <text:p>636</text:p>
          </table:table-cell>
          <table:table-cell office:value-type="string">
            <text:p>43.59</text:p>
          </table:table-cell>
          <table:table-cell office:value-type="string">
            <text:p>45.25</text:p>
          </table:table-cell>
          <table:table-cell office:value-type="string">
            <text:p>43.82</text:p>
          </table:table-cell>
          <table:table-cell office:value-type="string">
            <text:p>43.9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38">
            <text:p>638</text:p>
          </table:table-cell>
          <table:table-cell office:value-type="string">
            <text:p>43.50</text:p>
          </table:table-cell>
          <table:table-cell office:value-type="string">
            <text:p>45.08</text:p>
          </table:table-cell>
          <table:table-cell office:value-type="string">
            <text:p>43.62</text:p>
          </table:table-cell>
          <table:table-cell office:value-type="string">
            <text:p>43.8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640">
            <text:p>640</text:p>
          </table:table-cell>
          <table:table-cell office:value-type="string">
            <text:p>43.40</text:p>
          </table:table-cell>
          <table:table-cell office:value-type="string">
            <text:p>44.91</text:p>
          </table:table-cell>
          <table:table-cell office:value-type="string">
            <text:p>43.43</text:p>
          </table:table-cell>
          <table:table-cell office:value-type="string">
            <text:p>43.6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642">
            <text:p>642</text:p>
          </table:table-cell>
          <table:table-cell office:value-type="string">
            <text:p>43.30</text:p>
          </table:table-cell>
          <table:table-cell office:value-type="string">
            <text:p>44.74</text:p>
          </table:table-cell>
          <table:table-cell office:value-type="string">
            <text:p>43.40</text:p>
          </table:table-cell>
          <table:table-cell office:value-type="string">
            <text:p>43.6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644">
            <text:p>644</text:p>
          </table:table-cell>
          <table:table-cell office:value-type="string">
            <text:p>43.21</text:p>
          </table:table-cell>
          <table:table-cell office:value-type="string">
            <text:p>44.61</text:p>
          </table:table-cell>
          <table:table-cell office:value-type="string">
            <text:p>43.59</text:p>
          </table:table-cell>
          <table:table-cell office:value-type="string">
            <text:p>44.0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43.12</text:p>
          </table:table-cell>
          <table:table-cell office:value-type="string">
            <text:p>44.55</text:p>
          </table:table-cell>
          <table:table-cell office:value-type="string">
            <text:p>43.95</text:p>
          </table:table-cell>
          <table:table-cell office:value-type="string">
            <text:p>44.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48">
            <text:p>648</text:p>
          </table:table-cell>
          <table:table-cell office:value-type="string">
            <text:p>43.07</text:p>
          </table:table-cell>
          <table:table-cell office:value-type="string">
            <text:p>44.55</text:p>
          </table:table-cell>
          <table:table-cell office:value-type="string">
            <text:p>44.40</text:p>
          </table:table-cell>
          <table:table-cell office:value-type="string">
            <text:p>44.9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650">
            <text:p>650</text:p>
          </table:table-cell>
          <table:table-cell office:value-type="string">
            <text:p>43.04</text:p>
          </table:table-cell>
          <table:table-cell office:value-type="string">
            <text:p>44.62</text:p>
          </table:table-cell>
          <table:table-cell office:value-type="string">
            <text:p>44.88</text:p>
          </table:table-cell>
          <table:table-cell office:value-type="string">
            <text:p>45.4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652">
            <text:p>652</text:p>
          </table:table-cell>
          <table:table-cell office:value-type="string">
            <text:p>43.04</text:p>
          </table:table-cell>
          <table:table-cell office:value-type="string">
            <text:p>44.75</text:p>
          </table:table-cell>
          <table:table-cell office:value-type="string">
            <text:p>45.36</text:p>
          </table:table-cell>
          <table:table-cell office:value-type="string">
            <text:p>45.9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654">
            <text:p>654</text:p>
          </table:table-cell>
          <table:table-cell office:value-type="string">
            <text:p>43.08</text:p>
          </table:table-cell>
          <table:table-cell office:value-type="string">
            <text:p>44.90</text:p>
          </table:table-cell>
          <table:table-cell office:value-type="string">
            <text:p>45.84</text:p>
          </table:table-cell>
          <table:table-cell office:value-type="string">
            <text:p>46.3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656">
            <text:p>656</text:p>
          </table:table-cell>
          <table:table-cell office:value-type="string">
            <text:p>43.14</text:p>
          </table:table-cell>
          <table:table-cell office:value-type="string">
            <text:p>45.07</text:p>
          </table:table-cell>
          <table:table-cell office:value-type="string">
            <text:p>46.31</text:p>
          </table:table-cell>
          <table:table-cell office:value-type="string">
            <text:p>46.7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58">
            <text:p>658</text:p>
          </table:table-cell>
          <table:table-cell office:value-type="string">
            <text:p>43.22</text:p>
          </table:table-cell>
          <table:table-cell office:value-type="string">
            <text:p>45.27</text:p>
          </table:table-cell>
          <table:table-cell office:value-type="string">
            <text:p>46.75</text:p>
          </table:table-cell>
          <table:table-cell office:value-type="string">
            <text:p>47.1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660">
            <text:p>660</text:p>
          </table:table-cell>
          <table:table-cell office:value-type="string">
            <text:p>43.33</text:p>
          </table:table-cell>
          <table:table-cell office:value-type="string">
            <text:p>45.47</text:p>
          </table:table-cell>
          <table:table-cell office:value-type="string">
            <text:p>47.17</text:p>
          </table:table-cell>
          <table:table-cell office:value-type="string">
            <text:p>47.5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662">
            <text:p>662</text:p>
          </table:table-cell>
          <table:table-cell office:value-type="string">
            <text:p>43.44</text:p>
          </table:table-cell>
          <table:table-cell office:value-type="string">
            <text:p>45.70</text:p>
          </table:table-cell>
          <table:table-cell office:value-type="string">
            <text:p>47.57</text:p>
          </table:table-cell>
          <table:table-cell office:value-type="string">
            <text:p>47.8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664">
            <text:p>664</text:p>
          </table:table-cell>
          <table:table-cell office:value-type="string">
            <text:p>43.56</text:p>
          </table:table-cell>
          <table:table-cell office:value-type="string">
            <text:p>45.92</text:p>
          </table:table-cell>
          <table:table-cell office:value-type="string">
            <text:p>47.95</text:p>
          </table:table-cell>
          <table:table-cell office:value-type="string">
            <text:p>48.2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66">
            <text:p>666</text:p>
          </table:table-cell>
          <table:table-cell office:value-type="string">
            <text:p>43.70</text:p>
          </table:table-cell>
          <table:table-cell office:value-type="string">
            <text:p>46.15</text:p>
          </table:table-cell>
          <table:table-cell office:value-type="string">
            <text:p>48.30</text:p>
          </table:table-cell>
          <table:table-cell office:value-type="string">
            <text:p>48.5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68">
            <text:p>668</text:p>
          </table:table-cell>
          <table:table-cell office:value-type="string">
            <text:p>43.85</text:p>
          </table:table-cell>
          <table:table-cell office:value-type="string">
            <text:p>46.39</text:p>
          </table:table-cell>
          <table:table-cell office:value-type="string">
            <text:p>48.64</text:p>
          </table:table-cell>
          <table:table-cell office:value-type="string">
            <text:p>48.8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670">
            <text:p>670</text:p>
          </table:table-cell>
          <table:table-cell office:value-type="string">
            <text:p>43.99</text:p>
          </table:table-cell>
          <table:table-cell office:value-type="string">
            <text:p>46.62</text:p>
          </table:table-cell>
          <table:table-cell office:value-type="string">
            <text:p>48.96</text:p>
          </table:table-cell>
          <table:table-cell office:value-type="string">
            <text:p>49.1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672">
            <text:p>672</text:p>
          </table:table-cell>
          <table:table-cell office:value-type="string">
            <text:p>44.14</text:p>
          </table:table-cell>
          <table:table-cell office:value-type="string">
            <text:p>46.86</text:p>
          </table:table-cell>
          <table:table-cell office:value-type="string">
            <text:p>49.26</text:p>
          </table:table-cell>
          <table:table-cell office:value-type="string">
            <text:p>49.3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674">
            <text:p>674</text:p>
          </table:table-cell>
          <table:table-cell office:value-type="string">
            <text:p>44.30</text:p>
          </table:table-cell>
          <table:table-cell office:value-type="string">
            <text:p>47.10</text:p>
          </table:table-cell>
          <table:table-cell office:value-type="string">
            <text:p>49.55</text:p>
          </table:table-cell>
          <table:table-cell office:value-type="string">
            <text:p>49.6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676">
            <text:p>676</text:p>
          </table:table-cell>
          <table:table-cell office:value-type="string">
            <text:p>44.45</text:p>
          </table:table-cell>
          <table:table-cell office:value-type="string">
            <text:p>47.33</text:p>
          </table:table-cell>
          <table:table-cell office:value-type="string">
            <text:p>49.82</text:p>
          </table:table-cell>
          <table:table-cell office:value-type="string">
            <text:p>49.8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78">
            <text:p>678</text:p>
          </table:table-cell>
          <table:table-cell office:value-type="string">
            <text:p>44.61</text:p>
          </table:table-cell>
          <table:table-cell office:value-type="string">
            <text:p>47.57</text:p>
          </table:table-cell>
          <table:table-cell office:value-type="string">
            <text:p>50.08</text:p>
          </table:table-cell>
          <table:table-cell office:value-type="string">
            <text:p>50.1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680">
            <text:p>680</text:p>
          </table:table-cell>
          <table:table-cell office:value-type="string">
            <text:p>44.77</text:p>
          </table:table-cell>
          <table:table-cell office:value-type="string">
            <text:p>47.80</text:p>
          </table:table-cell>
          <table:table-cell office:value-type="string">
            <text:p>50.32</text:p>
          </table:table-cell>
          <table:table-cell office:value-type="string">
            <text:p>50.3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string">
            <text:p>44.93</text:p>
          </table:table-cell>
          <table:table-cell office:value-type="string">
            <text:p>48.03</text:p>
          </table:table-cell>
          <table:table-cell office:value-type="string">
            <text:p>50.44</text:p>
          </table:table-cell>
          <table:table-cell office:value-type="string">
            <text:p>50.3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684">
            <text:p>684</text:p>
          </table:table-cell>
          <table:table-cell office:value-type="string">
            <text:p>45.09</text:p>
          </table:table-cell>
          <table:table-cell office:value-type="string">
            <text:p>48.22</text:p>
          </table:table-cell>
          <table:table-cell office:value-type="string">
            <text:p>50.32</text:p>
          </table:table-cell>
          <table:table-cell office:value-type="string">
            <text:p>50.1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686">
            <text:p>686</text:p>
          </table:table-cell>
          <table:table-cell office:value-type="string">
            <text:p>45.23</text:p>
          </table:table-cell>
          <table:table-cell office:value-type="string">
            <text:p>48.34</text:p>
          </table:table-cell>
          <table:table-cell office:value-type="string">
            <text:p>50.04</text:p>
          </table:table-cell>
          <table:table-cell office:value-type="string">
            <text:p>49.7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688">
            <text:p>688</text:p>
          </table:table-cell>
          <table:table-cell office:value-type="string">
            <text:p>45.35</text:p>
          </table:table-cell>
          <table:table-cell office:value-type="string">
            <text:p>48.40</text:p>
          </table:table-cell>
          <table:table-cell office:value-type="string">
            <text:p>49.66</text:p>
          </table:table-cell>
          <table:table-cell office:value-type="string">
            <text:p>49.3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690">
            <text:p>690</text:p>
          </table:table-cell>
          <table:table-cell office:value-type="string">
            <text:p>45.43</text:p>
          </table:table-cell>
          <table:table-cell office:value-type="string">
            <text:p>48.39</text:p>
          </table:table-cell>
          <table:table-cell office:value-type="string">
            <text:p>49.25</text:p>
          </table:table-cell>
          <table:table-cell office:value-type="string">
            <text:p>48.86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692">
            <text:p>692</text:p>
          </table:table-cell>
          <table:table-cell office:value-type="string">
            <text:p>45.48</text:p>
          </table:table-cell>
          <table:table-cell office:value-type="string">
            <text:p>48.33</text:p>
          </table:table-cell>
          <table:table-cell office:value-type="string">
            <text:p>48.82</text:p>
          </table:table-cell>
          <table:table-cell office:value-type="string">
            <text:p>48.4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694">
            <text:p>694</text:p>
          </table:table-cell>
          <table:table-cell office:value-type="string">
            <text:p>45.51</text:p>
          </table:table-cell>
          <table:table-cell office:value-type="string">
            <text:p>48.24</text:p>
          </table:table-cell>
          <table:table-cell office:value-type="string">
            <text:p>48.39</text:p>
          </table:table-cell>
          <table:table-cell office:value-type="string">
            <text:p>48.0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696">
            <text:p>696</text:p>
          </table:table-cell>
          <table:table-cell office:value-type="string">
            <text:p>45.51</text:p>
          </table:table-cell>
          <table:table-cell office:value-type="string">
            <text:p>48.12</text:p>
          </table:table-cell>
          <table:table-cell office:value-type="string">
            <text:p>47.99</text:p>
          </table:table-cell>
          <table:table-cell office:value-type="string">
            <text:p>47.6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98">
            <text:p>698</text:p>
          </table:table-cell>
          <table:table-cell office:value-type="string">
            <text:p>45.48</text:p>
          </table:table-cell>
          <table:table-cell office:value-type="string">
            <text:p>47.98</text:p>
          </table:table-cell>
          <table:table-cell office:value-type="string">
            <text:p>47.60</text:p>
          </table:table-cell>
          <table:table-cell office:value-type="string">
            <text:p>47.3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00">
            <text:p>700</text:p>
          </table:table-cell>
          <table:table-cell office:value-type="string">
            <text:p>45.44</text:p>
          </table:table-cell>
          <table:table-cell office:value-type="string">
            <text:p>47.84</text:p>
          </table:table-cell>
          <table:table-cell office:value-type="string">
            <text:p>47.24</text:p>
          </table:table-cell>
          <table:table-cell office:value-type="string">
            <text:p>47.0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02">
            <text:p>702</text:p>
          </table:table-cell>
          <table:table-cell office:value-type="string">
            <text:p>45.39</text:p>
          </table:table-cell>
          <table:table-cell office:value-type="string">
            <text:p>47.67</text:p>
          </table:table-cell>
          <table:table-cell office:value-type="string">
            <text:p>47.01</text:p>
          </table:table-cell>
          <table:table-cell office:value-type="string">
            <text:p>46.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04">
            <text:p>704</text:p>
          </table:table-cell>
          <table:table-cell office:value-type="string">
            <text:p>45.32</text:p>
          </table:table-cell>
          <table:table-cell office:value-type="string">
            <text:p>47.55</text:p>
          </table:table-cell>
          <table:table-cell office:value-type="string">
            <text:p>47.03</text:p>
          </table:table-cell>
          <table:table-cell office:value-type="string">
            <text:p>47.1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06">
            <text:p>706</text:p>
          </table:table-cell>
          <table:table-cell office:value-type="string">
            <text:p>45.26</text:p>
          </table:table-cell>
          <table:table-cell office:value-type="string">
            <text:p>47.47</text:p>
          </table:table-cell>
          <table:table-cell office:value-type="string">
            <text:p>47.23</text:p>
          </table:table-cell>
          <table:table-cell office:value-type="string">
            <text:p>47.4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08">
            <text:p>708</text:p>
          </table:table-cell>
          <table:table-cell office:value-type="string">
            <text:p>45.21</text:p>
          </table:table-cell>
          <table:table-cell office:value-type="string">
            <text:p>47.46</text:p>
          </table:table-cell>
          <table:table-cell office:value-type="string">
            <text:p>47.53</text:p>
          </table:table-cell>
          <table:table-cell office:value-type="string">
            <text:p>47.8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10">
            <text:p>710</text:p>
          </table:table-cell>
          <table:table-cell office:value-type="string">
            <text:p>45.19</text:p>
          </table:table-cell>
          <table:table-cell office:value-type="string">
            <text:p>47.51</text:p>
          </table:table-cell>
          <table:table-cell office:value-type="string">
            <text:p>47.88</text:p>
          </table:table-cell>
          <table:table-cell office:value-type="string">
            <text:p>48.2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12">
            <text:p>712</text:p>
          </table:table-cell>
          <table:table-cell office:value-type="string">
            <text:p>45.20</text:p>
          </table:table-cell>
          <table:table-cell office:value-type="string">
            <text:p>47.60</text:p>
          </table:table-cell>
          <table:table-cell office:value-type="string">
            <text:p>48.25</text:p>
          </table:table-cell>
          <table:table-cell office:value-type="string">
            <text:p>48.6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14">
            <text:p>714</text:p>
          </table:table-cell>
          <table:table-cell office:value-type="string">
            <text:p>45.23</text:p>
          </table:table-cell>
          <table:table-cell office:value-type="string">
            <text:p>47.71</text:p>
          </table:table-cell>
          <table:table-cell office:value-type="string">
            <text:p>48.62</text:p>
          </table:table-cell>
          <table:table-cell office:value-type="string">
            <text:p>49.0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16">
            <text:p>716</text:p>
          </table:table-cell>
          <table:table-cell office:value-type="string">
            <text:p>45.29</text:p>
          </table:table-cell>
          <table:table-cell office:value-type="string">
            <text:p>47.87</text:p>
          </table:table-cell>
          <table:table-cell office:value-type="string">
            <text:p>48.98</text:p>
          </table:table-cell>
          <table:table-cell office:value-type="string">
            <text:p>49.3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18">
            <text:p>718</text:p>
          </table:table-cell>
          <table:table-cell office:value-type="string">
            <text:p>45.36</text:p>
          </table:table-cell>
          <table:table-cell office:value-type="string">
            <text:p>48.03</text:p>
          </table:table-cell>
          <table:table-cell office:value-type="string">
            <text:p>49.34</text:p>
          </table:table-cell>
          <table:table-cell office:value-type="string">
            <text:p>49.7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20">
            <text:p>720</text:p>
          </table:table-cell>
          <table:table-cell office:value-type="string">
            <text:p>45.45</text:p>
          </table:table-cell>
          <table:table-cell office:value-type="string">
            <text:p>48.20</text:p>
          </table:table-cell>
          <table:table-cell office:value-type="string">
            <text:p>49.67</text:p>
          </table:table-cell>
          <table:table-cell office:value-type="string">
            <text:p>50.0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22">
            <text:p>722</text:p>
          </table:table-cell>
          <table:table-cell office:value-type="string">
            <text:p>45.56</text:p>
          </table:table-cell>
          <table:table-cell office:value-type="string">
            <text:p>48.38</text:p>
          </table:table-cell>
          <table:table-cell office:value-type="string">
            <text:p>49.82</text:p>
          </table:table-cell>
          <table:table-cell office:value-type="string">
            <text:p>50.0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24">
            <text:p>724</text:p>
          </table:table-cell>
          <table:table-cell office:value-type="string">
            <text:p>45.66</text:p>
          </table:table-cell>
          <table:table-cell office:value-type="string">
            <text:p>48.52</text:p>
          </table:table-cell>
          <table:table-cell office:value-type="string">
            <text:p>49.76</text:p>
          </table:table-cell>
          <table:table-cell office:value-type="string">
            <text:p>49.8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26">
            <text:p>726</text:p>
          </table:table-cell>
          <table:table-cell office:value-type="string">
            <text:p>45.77</text:p>
          </table:table-cell>
          <table:table-cell office:value-type="string">
            <text:p>48.60</text:p>
          </table:table-cell>
          <table:table-cell office:value-type="string">
            <text:p>49.53</text:p>
          </table:table-cell>
          <table:table-cell office:value-type="string">
            <text:p>49.47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28">
            <text:p>728</text:p>
          </table:table-cell>
          <table:table-cell office:value-type="string">
            <text:p>45.85</text:p>
          </table:table-cell>
          <table:table-cell office:value-type="string">
            <text:p>48.61</text:p>
          </table:table-cell>
          <table:table-cell office:value-type="string">
            <text:p>49.21</text:p>
          </table:table-cell>
          <table:table-cell office:value-type="string">
            <text:p>49.08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30">
            <text:p>730</text:p>
          </table:table-cell>
          <table:table-cell office:value-type="string">
            <text:p>45.91</text:p>
          </table:table-cell>
          <table:table-cell office:value-type="string">
            <text:p>48.57</text:p>
          </table:table-cell>
          <table:table-cell office:value-type="string">
            <text:p>48.86</text:p>
          </table:table-cell>
          <table:table-cell office:value-type="string">
            <text:p>48.69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32">
            <text:p>732</text:p>
          </table:table-cell>
          <table:table-cell office:value-type="string">
            <text:p>45.94</text:p>
          </table:table-cell>
          <table:table-cell office:value-type="string">
            <text:p>48.49</text:p>
          </table:table-cell>
          <table:table-cell office:value-type="string">
            <text:p>48.50</text:p>
          </table:table-cell>
          <table:table-cell office:value-type="string">
            <text:p>48.3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34">
            <text:p>734</text:p>
          </table:table-cell>
          <table:table-cell office:value-type="string">
            <text:p>45.94</text:p>
          </table:table-cell>
          <table:table-cell office:value-type="string">
            <text:p>48.38</text:p>
          </table:table-cell>
          <table:table-cell office:value-type="string">
            <text:p>48.14</text:p>
          </table:table-cell>
          <table:table-cell office:value-type="string">
            <text:p>47.9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36">
            <text:p>736</text:p>
          </table:table-cell>
          <table:table-cell office:value-type="string">
            <text:p>45.91</text:p>
          </table:table-cell>
          <table:table-cell office:value-type="string">
            <text:p>48.25</text:p>
          </table:table-cell>
          <table:table-cell office:value-type="string">
            <text:p>47.79</text:p>
          </table:table-cell>
          <table:table-cell office:value-type="string">
            <text:p>47.6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38">
            <text:p>738</text:p>
          </table:table-cell>
          <table:table-cell office:value-type="string">
            <text:p>45.88</text:p>
          </table:table-cell>
          <table:table-cell office:value-type="string">
            <text:p>48.11</text:p>
          </table:table-cell>
          <table:table-cell office:value-type="string">
            <text:p>47.45</text:p>
          </table:table-cell>
          <table:table-cell office:value-type="string">
            <text:p>47.3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40">
            <text:p>740</text:p>
          </table:table-cell>
          <table:table-cell office:value-type="string">
            <text:p>45.83</text:p>
          </table:table-cell>
          <table:table-cell office:value-type="string">
            <text:p>47.95</text:p>
          </table:table-cell>
          <table:table-cell office:value-type="string">
            <text:p>47.13</text:p>
          </table:table-cell>
          <table:table-cell office:value-type="string">
            <text:p>47.0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42">
            <text:p>742</text:p>
          </table:table-cell>
          <table:table-cell office:value-type="string">
            <text:p>45.76</text:p>
          </table:table-cell>
          <table:table-cell office:value-type="string">
            <text:p>47.79</text:p>
          </table:table-cell>
          <table:table-cell office:value-type="string">
            <text:p>46.83</text:p>
          </table:table-cell>
          <table:table-cell office:value-type="string">
            <text:p>46.7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44">
            <text:p>744</text:p>
          </table:table-cell>
          <table:table-cell office:value-type="string">
            <text:p>45.68</text:p>
          </table:table-cell>
          <table:table-cell office:value-type="string">
            <text:p>47.62</text:p>
          </table:table-cell>
          <table:table-cell office:value-type="string">
            <text:p>46.54</text:p>
          </table:table-cell>
          <table:table-cell office:value-type="string">
            <text:p>46.5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46">
            <text:p>746</text:p>
          </table:table-cell>
          <table:table-cell office:value-type="string">
            <text:p>45.60</text:p>
          </table:table-cell>
          <table:table-cell office:value-type="string">
            <text:p>47.44</text:p>
          </table:table-cell>
          <table:table-cell table:number-columns-repeated="2" office:value-type="string">
            <text:p>46.2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48">
            <text:p>748</text:p>
          </table:table-cell>
          <table:table-cell office:value-type="string">
            <text:p>45.51</text:p>
          </table:table-cell>
          <table:table-cell office:value-type="string">
            <text:p>47.26</text:p>
          </table:table-cell>
          <table:table-cell office:value-type="string">
            <text:p>46.02</text:p>
          </table:table-cell>
          <table:table-cell office:value-type="string">
            <text:p>46.04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50">
            <text:p>750</text:p>
          </table:table-cell>
          <table:table-cell office:value-type="string">
            <text:p>45.41</text:p>
          </table:table-cell>
          <table:table-cell office:value-type="string">
            <text:p>47.08</text:p>
          </table:table-cell>
          <table:table-cell office:value-type="string">
            <text:p>45.78</text:p>
          </table:table-cell>
          <table:table-cell office:value-type="string">
            <text:p>45.8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52">
            <text:p>752</text:p>
          </table:table-cell>
          <table:table-cell office:value-type="string">
            <text:p>45.31</text:p>
          </table:table-cell>
          <table:table-cell office:value-type="string">
            <text:p>46.90</text:p>
          </table:table-cell>
          <table:table-cell office:value-type="string">
            <text:p>45.56</text:p>
          </table:table-cell>
          <table:table-cell office:value-type="string">
            <text:p>45.6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54">
            <text:p>754</text:p>
          </table:table-cell>
          <table:table-cell office:value-type="string">
            <text:p>45.21</text:p>
          </table:table-cell>
          <table:table-cell office:value-type="string">
            <text:p>46.72</text:p>
          </table:table-cell>
          <table:table-cell office:value-type="string">
            <text:p>45.34</text:p>
          </table:table-cell>
          <table:table-cell office:value-type="string">
            <text:p>45.4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56">
            <text:p>756</text:p>
          </table:table-cell>
          <table:table-cell office:value-type="string">
            <text:p>45.11</text:p>
          </table:table-cell>
          <table:table-cell office:value-type="string">
            <text:p>46.54</text:p>
          </table:table-cell>
          <table:table-cell office:value-type="string">
            <text:p>45.15</text:p>
          </table:table-cell>
          <table:table-cell office:value-type="string">
            <text:p>45.2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58">
            <text:p>758</text:p>
          </table:table-cell>
          <table:table-cell office:value-type="string">
            <text:p>45.01</text:p>
          </table:table-cell>
          <table:table-cell office:value-type="string">
            <text:p>46.36</text:p>
          </table:table-cell>
          <table:table-cell office:value-type="string">
            <text:p>44.97</text:p>
          </table:table-cell>
          <table:table-cell office:value-type="string">
            <text:p>45.0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60">
            <text:p>760</text:p>
          </table:table-cell>
          <table:table-cell office:value-type="string">
            <text:p>44.90</text:p>
          </table:table-cell>
          <table:table-cell office:value-type="string">
            <text:p>46.19</text:p>
          </table:table-cell>
          <table:table-cell office:value-type="string">
            <text:p>44.79</text:p>
          </table:table-cell>
          <table:table-cell office:value-type="string">
            <text:p>44.9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62">
            <text:p>762</text:p>
          </table:table-cell>
          <table:table-cell office:value-type="string">
            <text:p>44.79</text:p>
          </table:table-cell>
          <table:table-cell office:value-type="string">
            <text:p>46.02</text:p>
          </table:table-cell>
          <table:table-cell office:value-type="string">
            <text:p>44.78</text:p>
          </table:table-cell>
          <table:table-cell office:value-type="string">
            <text:p>45.0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64">
            <text:p>764</text:p>
          </table:table-cell>
          <table:table-cell office:value-type="string">
            <text:p>44.69</text:p>
          </table:table-cell>
          <table:table-cell office:value-type="string">
            <text:p>45.90</text:p>
          </table:table-cell>
          <table:table-cell office:value-type="string">
            <text:p>45.01</text:p>
          </table:table-cell>
          <table:table-cell office:value-type="string">
            <text:p>45.34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66">
            <text:p>766</text:p>
          </table:table-cell>
          <table:table-cell office:value-type="string">
            <text:p>44.61</text:p>
          </table:table-cell>
          <table:table-cell office:value-type="string">
            <text:p>45.85</text:p>
          </table:table-cell>
          <table:table-cell office:value-type="string">
            <text:p>45.40</text:p>
          </table:table-cell>
          <table:table-cell office:value-type="string">
            <text:p>45.8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68">
            <text:p>768</text:p>
          </table:table-cell>
          <table:table-cell office:value-type="string">
            <text:p>44.55</text:p>
          </table:table-cell>
          <table:table-cell table:number-columns-repeated="2" office:value-type="string">
            <text:p>45.86</text:p>
          </table:table-cell>
          <table:table-cell office:value-type="string">
            <text:p>46.3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70">
            <text:p>770</text:p>
          </table:table-cell>
          <table:table-cell office:value-type="string">
            <text:p>44.52</text:p>
          </table:table-cell>
          <table:table-cell office:value-type="string">
            <text:p>45.94</text:p>
          </table:table-cell>
          <table:table-cell office:value-type="string">
            <text:p>46.36</text:p>
          </table:table-cell>
          <table:table-cell office:value-type="string">
            <text:p>46.8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72">
            <text:p>772</text:p>
          </table:table-cell>
          <table:table-cell office:value-type="string">
            <text:p>44.53</text:p>
          </table:table-cell>
          <table:table-cell office:value-type="string">
            <text:p>46.07</text:p>
          </table:table-cell>
          <table:table-cell office:value-type="string">
            <text:p>46.86</text:p>
          </table:table-cell>
          <table:table-cell office:value-type="string">
            <text:p>47.3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74">
            <text:p>774</text:p>
          </table:table-cell>
          <table:table-cell office:value-type="string">
            <text:p>44.57</text:p>
          </table:table-cell>
          <table:table-cell office:value-type="string">
            <text:p>46.23</text:p>
          </table:table-cell>
          <table:table-cell office:value-type="string">
            <text:p>47.36</text:p>
          </table:table-cell>
          <table:table-cell office:value-type="string">
            <text:p>47.7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76">
            <text:p>776</text:p>
          </table:table-cell>
          <table:table-cell office:value-type="string">
            <text:p>44.63</text:p>
          </table:table-cell>
          <table:table-cell office:value-type="string">
            <text:p>46.42</text:p>
          </table:table-cell>
          <table:table-cell office:value-type="string">
            <text:p>47.84</text:p>
          </table:table-cell>
          <table:table-cell office:value-type="string">
            <text:p>48.2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78">
            <text:p>778</text:p>
          </table:table-cell>
          <table:table-cell office:value-type="string">
            <text:p>44.71</text:p>
          </table:table-cell>
          <table:table-cell office:value-type="string">
            <text:p>46.63</text:p>
          </table:table-cell>
          <table:table-cell office:value-type="string">
            <text:p>48.29</text:p>
          </table:table-cell>
          <table:table-cell office:value-type="string">
            <text:p>48.6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80">
            <text:p>780</text:p>
          </table:table-cell>
          <table:table-cell office:value-type="string">
            <text:p>44.82</text:p>
          </table:table-cell>
          <table:table-cell office:value-type="string">
            <text:p>46.84</text:p>
          </table:table-cell>
          <table:table-cell office:value-type="string">
            <text:p>48.72</text:p>
          </table:table-cell>
          <table:table-cell office:value-type="string">
            <text:p>48.9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office:value-type="string">
            <text:p>44.93</text:p>
          </table:table-cell>
          <table:table-cell office:value-type="string">
            <text:p>47.06</text:p>
          </table:table-cell>
          <table:table-cell office:value-type="string">
            <text:p>49.13</text:p>
          </table:table-cell>
          <table:table-cell office:value-type="string">
            <text:p>49.3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84">
            <text:p>784</text:p>
          </table:table-cell>
          <table:table-cell office:value-type="string">
            <text:p>45.06</text:p>
          </table:table-cell>
          <table:table-cell office:value-type="string">
            <text:p>47.30</text:p>
          </table:table-cell>
          <table:table-cell office:value-type="string">
            <text:p>49.51</text:p>
          </table:table-cell>
          <table:table-cell office:value-type="string">
            <text:p>49.6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86">
            <text:p>786</text:p>
          </table:table-cell>
          <table:table-cell office:value-type="string">
            <text:p>45.20</text:p>
          </table:table-cell>
          <table:table-cell office:value-type="string">
            <text:p>47.55</text:p>
          </table:table-cell>
          <table:table-cell office:value-type="string">
            <text:p>49.87</text:p>
          </table:table-cell>
          <table:table-cell office:value-type="string">
            <text:p>49.9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88">
            <text:p>788</text:p>
          </table:table-cell>
          <table:table-cell office:value-type="string">
            <text:p>45.34</text:p>
          </table:table-cell>
          <table:table-cell office:value-type="string">
            <text:p>47.78</text:p>
          </table:table-cell>
          <table:table-cell office:value-type="string">
            <text:p>50.20</text:p>
          </table:table-cell>
          <table:table-cell office:value-type="string">
            <text:p>50.27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90">
            <text:p>790</text:p>
          </table:table-cell>
          <table:table-cell office:value-type="string">
            <text:p>45.49</text:p>
          </table:table-cell>
          <table:table-cell office:value-type="string">
            <text:p>48.02</text:p>
          </table:table-cell>
          <table:table-cell office:value-type="string">
            <text:p>50.52</text:p>
          </table:table-cell>
          <table:table-cell office:value-type="string">
            <text:p>50.5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92">
            <text:p>792</text:p>
          </table:table-cell>
          <table:table-cell office:value-type="string">
            <text:p>45.64</text:p>
          </table:table-cell>
          <table:table-cell office:value-type="string">
            <text:p>48.26</text:p>
          </table:table-cell>
          <table:table-cell office:value-type="string">
            <text:p>50.82</text:p>
          </table:table-cell>
          <table:table-cell office:value-type="string">
            <text:p>50.8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94">
            <text:p>794</text:p>
          </table:table-cell>
          <table:table-cell office:value-type="string">
            <text:p>45.80</text:p>
          </table:table-cell>
          <table:table-cell office:value-type="string">
            <text:p>48.50</text:p>
          </table:table-cell>
          <table:table-cell office:value-type="string">
            <text:p>51.09</text:p>
          </table:table-cell>
          <table:table-cell office:value-type="string">
            <text:p>51.05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96">
            <text:p>796</text:p>
          </table:table-cell>
          <table:table-cell office:value-type="string">
            <text:p>45.95</text:p>
          </table:table-cell>
          <table:table-cell office:value-type="string">
            <text:p>48.74</text:p>
          </table:table-cell>
          <table:table-cell office:value-type="string">
            <text:p>51.35</text:p>
          </table:table-cell>
          <table:table-cell office:value-type="string">
            <text:p>51.2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98">
            <text:p>798</text:p>
          </table:table-cell>
          <table:table-cell office:value-type="string">
            <text:p>46.10</text:p>
          </table:table-cell>
          <table:table-cell office:value-type="string">
            <text:p>48.97</text:p>
          </table:table-cell>
          <table:table-cell office:value-type="string">
            <text:p>51.60</text:p>
          </table:table-cell>
          <table:table-cell office:value-type="string">
            <text:p>51.52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800">
            <text:p>800</text:p>
          </table:table-cell>
          <table:table-cell office:value-type="string">
            <text:p>46.26</text:p>
          </table:table-cell>
          <table:table-cell office:value-type="string">
            <text:p>49.20</text:p>
          </table:table-cell>
          <table:table-cell office:value-type="string">
            <text:p>51.82</text:p>
          </table:table-cell>
          <table:table-cell office:value-type="string">
            <text:p>51.7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02">
            <text:p>802</text:p>
          </table:table-cell>
          <table:table-cell office:value-type="string">
            <text:p>46.41</text:p>
          </table:table-cell>
          <table:table-cell office:value-type="string">
            <text:p>49.42</text:p>
          </table:table-cell>
          <table:table-cell office:value-type="string">
            <text:p>51.86</text:p>
          </table:table-cell>
          <table:table-cell office:value-type="string">
            <text:p>51.6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04">
            <text:p>804</text:p>
          </table:table-cell>
          <table:table-cell office:value-type="string">
            <text:p>46.56</text:p>
          </table:table-cell>
          <table:table-cell office:value-type="string">
            <text:p>49.60</text:p>
          </table:table-cell>
          <table:table-cell office:value-type="string">
            <text:p>51.70</text:p>
          </table:table-cell>
          <table:table-cell office:value-type="string">
            <text:p>51.36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806">
            <text:p>806</text:p>
          </table:table-cell>
          <table:table-cell office:value-type="string">
            <text:p>46.69</text:p>
          </table:table-cell>
          <table:table-cell office:value-type="string">
            <text:p>49.70</text:p>
          </table:table-cell>
          <table:table-cell office:value-type="string">
            <text:p>51.37</text:p>
          </table:table-cell>
          <table:table-cell office:value-type="string">
            <text:p>50.9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08">
            <text:p>808</text:p>
          </table:table-cell>
          <table:table-cell office:value-type="string">
            <text:p>46.80</text:p>
          </table:table-cell>
          <table:table-cell office:value-type="string">
            <text:p>49.73</text:p>
          </table:table-cell>
          <table:table-cell office:value-type="string">
            <text:p>50.98</text:p>
          </table:table-cell>
          <table:table-cell office:value-type="string">
            <text:p>50.5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810">
            <text:p>810</text:p>
          </table:table-cell>
          <table:table-cell office:value-type="string">
            <text:p>46.87</text:p>
          </table:table-cell>
          <table:table-cell office:value-type="string">
            <text:p>49.71</text:p>
          </table:table-cell>
          <table:table-cell office:value-type="string">
            <text:p>50.56</text:p>
          </table:table-cell>
          <table:table-cell office:value-type="string">
            <text:p>50.0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812">
            <text:p>812</text:p>
          </table:table-cell>
          <table:table-cell office:value-type="string">
            <text:p>46.92</text:p>
          </table:table-cell>
          <table:table-cell office:value-type="string">
            <text:p>49.64</text:p>
          </table:table-cell>
          <table:table-cell office:value-type="string">
            <text:p>50.13</text:p>
          </table:table-cell>
          <table:table-cell office:value-type="string">
            <text:p>49.6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814">
            <text:p>814</text:p>
          </table:table-cell>
          <table:table-cell office:value-type="string">
            <text:p>46.93</text:p>
          </table:table-cell>
          <table:table-cell office:value-type="string">
            <text:p>49.53</text:p>
          </table:table-cell>
          <table:table-cell office:value-type="string">
            <text:p>49.71</text:p>
          </table:table-cell>
          <table:table-cell office:value-type="string">
            <text:p>49.2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816">
            <text:p>816</text:p>
          </table:table-cell>
          <table:table-cell office:value-type="string">
            <text:p>46.92</text:p>
          </table:table-cell>
          <table:table-cell office:value-type="string">
            <text:p>49.41</text:p>
          </table:table-cell>
          <table:table-cell office:value-type="string">
            <text:p>49.30</text:p>
          </table:table-cell>
          <table:table-cell office:value-type="string">
            <text:p>48.9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18">
            <text:p>818</text:p>
          </table:table-cell>
          <table:table-cell office:value-type="string">
            <text:p>46.89</text:p>
          </table:table-cell>
          <table:table-cell office:value-type="string">
            <text:p>49.27</text:p>
          </table:table-cell>
          <table:table-cell office:value-type="string">
            <text:p>48.92</text:p>
          </table:table-cell>
          <table:table-cell office:value-type="string">
            <text:p>48.5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820">
            <text:p>820</text:p>
          </table:table-cell>
          <table:table-cell office:value-type="string">
            <text:p>46.84</text:p>
          </table:table-cell>
          <table:table-cell office:value-type="string">
            <text:p>49.11</text:p>
          </table:table-cell>
          <table:table-cell office:value-type="string">
            <text:p>48.56</text:p>
          </table:table-cell>
          <table:table-cell office:value-type="string">
            <text:p>48.28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822">
            <text:p>822</text:p>
          </table:table-cell>
          <table:table-cell office:value-type="string">
            <text:p>46.78</text:p>
          </table:table-cell>
          <table:table-cell office:value-type="string">
            <text:p>48.95</text:p>
          </table:table-cell>
          <table:table-cell office:value-type="string">
            <text:p>48.22</text:p>
          </table:table-cell>
          <table:table-cell office:value-type="string">
            <text:p>47.99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824">
            <text:p>824</text:p>
          </table:table-cell>
          <table:table-cell office:value-type="string">
            <text:p>46.70</text:p>
          </table:table-cell>
          <table:table-cell office:value-type="string">
            <text:p>48.78</text:p>
          </table:table-cell>
          <table:table-cell office:value-type="string">
            <text:p>47.89</text:p>
          </table:table-cell>
          <table:table-cell office:value-type="string">
            <text:p>47.7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826">
            <text:p>826</text:p>
          </table:table-cell>
          <table:table-cell office:value-type="string">
            <text:p>46.61</text:p>
          </table:table-cell>
          <table:table-cell office:value-type="string">
            <text:p>48.60</text:p>
          </table:table-cell>
          <table:table-cell office:value-type="string">
            <text:p>47.59</text:p>
          </table:table-cell>
          <table:table-cell office:value-type="string">
            <text:p>47.4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28">
            <text:p>828</text:p>
          </table:table-cell>
          <table:table-cell office:value-type="string">
            <text:p>46.53</text:p>
          </table:table-cell>
          <table:table-cell office:value-type="string">
            <text:p>48.42</text:p>
          </table:table-cell>
          <table:table-cell office:value-type="string">
            <text:p>47.31</text:p>
          </table:table-cell>
          <table:table-cell office:value-type="string">
            <text:p>47.2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830">
            <text:p>830</text:p>
          </table:table-cell>
          <table:table-cell office:value-type="string">
            <text:p>46.44</text:p>
          </table:table-cell>
          <table:table-cell office:value-type="string">
            <text:p>48.24</text:p>
          </table:table-cell>
          <table:table-cell office:value-type="string">
            <text:p>47.04</text:p>
          </table:table-cell>
          <table:table-cell office:value-type="string">
            <text:p>46.9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832">
            <text:p>832</text:p>
          </table:table-cell>
          <table:table-cell office:value-type="string">
            <text:p>46.33</text:p>
          </table:table-cell>
          <table:table-cell office:value-type="string">
            <text:p>48.05</text:p>
          </table:table-cell>
          <table:table-cell office:value-type="string">
            <text:p>46.79</text:p>
          </table:table-cell>
          <table:table-cell office:value-type="string">
            <text:p>46.7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834">
            <text:p>834</text:p>
          </table:table-cell>
          <table:table-cell office:value-type="string">
            <text:p>46.23</text:p>
          </table:table-cell>
          <table:table-cell office:value-type="string">
            <text:p>47.87</text:p>
          </table:table-cell>
          <table:table-cell table:number-columns-repeated="2" office:value-type="string">
            <text:p>46.5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836">
            <text:p>836</text:p>
          </table:table-cell>
          <table:table-cell office:value-type="string">
            <text:p>46.13</text:p>
          </table:table-cell>
          <table:table-cell office:value-type="string">
            <text:p>47.68</text:p>
          </table:table-cell>
          <table:table-cell office:value-type="string">
            <text:p>46.33</text:p>
          </table:table-cell>
          <table:table-cell office:value-type="string">
            <text:p>46.3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5.11.2014</text:date>, <text:time>20:47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Arne Thomann</meta:initial-creator>
    <meta:creation-date>2014-11-05T20:30:30</meta:creation-date>
    <dc:date>2014-11-05T20:47:41</dc:date>
    <dc:creator>Carl Arne Thomann</dc:creator>
    <meta:editing-duration>PT17M21S</meta:editing-duration>
    <meta:editing-cycles>2</meta:editing-cycles>
    <meta:generator>OpenOffice/4.0.1$Unix OpenOffice.org_project/401m5$Build-9714</meta:generator>
    <meta:document-statistic meta:table-count="3" meta:cell-count="2514" meta:object-count="0"/>
  </office:meta>
</office:document-meta>
</file>